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120001">
            <text:p>SNOANTMEN12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DICIEMBRE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4790018.21">
            <text:p>4790018,21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120001','2014-12-31','---','-------------------------','2110104020000000001','SCGCMP','SNOANTMEN120001','H','PROVISION ANTIGUEDAD DE PRESTACIONES SOCIALES NOMINA MENSUAL DICIEMBRE 2014',4790018,21,0);">
            <text:p>INSERT INTO scg_dt_cmp VALUES('0001','SCGCMP','SNOANTMEN120001','2014-12-31','---','-------------------------','2110104020000000001','SCGCMP','SNOANTMEN120001','H','PROVISION ANTIGUEDAD DE PRESTACIONES SOCIALES NOMINA MENSUAL DICIEMBRE 2014',4790018,21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33735.71">
            <text:p>133.735,71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120001','2014-12-31','---','-------------------------','6110800002000000001','SCGCMP','SNOANTMEN120001','D','PROVISION ANTIGUEDAD DE PRESTACIONES SOCIALES NOMINA MENSUAL DICIEMBRE 2014',133735,71,1);">
            <text:p>INSERT INTO scg_dt_cmp VALUES('0001','SCGCMP','SNOANTMEN120001','2014-12-31','---','-------------------------','6110800002000000001','SCGCMP','SNOANTMEN120001','D','PROVISION ANTIGUEDAD DE PRESTACIONES SOCIALES NOMINA MENSUAL DICIEMBRE 2014',133735,71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3781.05">
            <text:p>23.781,05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120001','2014-12-31','---','-------------------------','6110800002903000001','SCGCMP','SNOANTMEN120001','D','PROVISION ANTIGUEDAD DE PRESTACIONES SOCIALES NOMINA MENSUAL DICIEMBRE 2014',23781,05,2);">
            <text:p>INSERT INTO scg_dt_cmp VALUES('0001','SCGCMP','SNOANTMEN120001','2014-12-31','---','-------------------------','6110800002903000001','SCGCMP','SNOANTMEN120001','D','PROVISION ANTIGUEDAD DE PRESTACIONES SOCIALES NOMINA MENSUAL DICIEMBRE 2014',23781,05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303</text:p>
          </table:table-cell>
          <table:table-cell table:style-name="ce6" office:value-type="float" office:value="14083.62">
            <text:p>14.083,62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120001','2014-12-31','---','-------------------------','6110800002303000001','SCGCMP','SNOANTMEN120001','D','PROVISION ANTIGUEDAD DE PRESTACIONES SOCIALES NOMINA MENSUAL DICIEMBRE 2014',14083,62,3);">
            <text:p>INSERT INTO scg_dt_cmp VALUES('0001','SCGCMP','SNOANTMEN120001','2014-12-31','---','-------------------------','6110800002303000001','SCGCMP','SNOANTMEN120001','D','PROVISION ANTIGUEDAD DE PRESTACIONES SOCIALES NOMINA MENSUAL DICIEMBRE 2014',14083,62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003</text:p>
          </table:table-cell>
          <table:table-cell table:style-name="ce6" office:value-type="float" office:value="51004.9">
            <text:p>51.004,90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120001','2014-12-31','---','-------------------------','6110800002003000001','SCGCMP','SNOANTMEN120001','D','PROVISION ANTIGUEDAD DE PRESTACIONES SOCIALES NOMINA MENSUAL DICIEMBRE 2014',51004,9,4);">
            <text:p>INSERT INTO scg_dt_cmp VALUES('0001','SCGCMP','SNOANTMEN120001','2014-12-31','---','-------------------------','6110800002003000001','SCGCMP','SNOANTMEN120001','D','PROVISION ANTIGUEDAD DE PRESTACIONES SOCIALES NOMINA MENSUAL DICIEMBRE 2014',51004,9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003</text:p>
          </table:table-cell>
          <table:table-cell table:style-name="ce6" office:value-type="float" office:value="22066.86">
            <text:p>22.066,86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120001','2014-12-31','---','-------------------------','6110800003003000001','SCGCMP','SNOANTMEN120001','D','PROVISION ANTIGUEDAD DE PRESTACIONES SOCIALES NOMINA MENSUAL DICIEMBRE 2014',22066,86,5);">
            <text:p>INSERT INTO scg_dt_cmp VALUES('0001','SCGCMP','SNOANTMEN120001','2014-12-31','---','-------------------------','6110800003003000001','SCGCMP','SNOANTMEN120001','D','PROVISION ANTIGUEDAD DE PRESTACIONES SOCIALES NOMINA MENSUAL DICIEMBRE 2014',22066,86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500</text:p>
          </table:table-cell>
          <table:table-cell table:style-name="ce6" office:value-type="float" office:value="48118.21">
            <text:p>48.118,21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120001','2014-12-31','---','-------------------------','6110800003500000001','SCGCMP','SNOANTMEN120001','D','PROVISION ANTIGUEDAD DE PRESTACIONES SOCIALES NOMINA MENSUAL DICIEMBRE 2014',48118,21,6);">
            <text:p>INSERT INTO scg_dt_cmp VALUES('0001','SCGCMP','SNOANTMEN120001','2014-12-31','---','-------------------------','6110800003500000001','SCGCMP','SNOANTMEN120001','D','PROVISION ANTIGUEDAD DE PRESTACIONES SOCIALES NOMINA MENSUAL DICIEMBRE 2014',48118,21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9</text:p>
          </table:table-cell>
          <table:table-cell table:style-name="ce6" office:value-type="float" office:value="24385.93">
            <text:p>24.385,93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120001','2014-12-31','---','-------------------------','6110800004509000001','SCGCMP','SNOANTMEN120001','D','PROVISION ANTIGUEDAD DE PRESTACIONES SOCIALES NOMINA MENSUAL DICIEMBRE 2014',24385,93,7);">
            <text:p>INSERT INTO scg_dt_cmp VALUES('0001','SCGCMP','SNOANTMEN120001','2014-12-31','---','-------------------------','6110800004509000001','SCGCMP','SNOANTMEN120001','D','PROVISION ANTIGUEDAD DE PRESTACIONES SOCIALES NOMINA MENSUAL DICIEMBRE 2014',24385,93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800</text:p>
          </table:table-cell>
          <table:table-cell table:style-name="ce6" office:value-type="float" office:value="27307.04">
            <text:p>27.307,04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120001','2014-12-31','---','-------------------------','6110800003800000001','SCGCMP','SNOANTMEN120001','D','PROVISION ANTIGUEDAD DE PRESTACIONES SOCIALES NOMINA MENSUAL DICIEMBRE 2014',27307,04,8);">
            <text:p>INSERT INTO scg_dt_cmp VALUES('0001','SCGCMP','SNOANTMEN120001','2014-12-31','---','-------------------------','6110800003800000001','SCGCMP','SNOANTMEN120001','D','PROVISION ANTIGUEDAD DE PRESTACIONES SOCIALES NOMINA MENSUAL DICIEMBRE 2014',27307,04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100</text:p>
          </table:table-cell>
          <table:table-cell table:style-name="ce6" office:value-type="float" office:value="42746.31">
            <text:p>42.746,31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120001','2014-12-31','---','-------------------------','6110800001100000001','SCGCMP','SNOANTMEN120001','D','PROVISION ANTIGUEDAD DE PRESTACIONES SOCIALES NOMINA MENSUAL DICIEMBRE 2014',42746,31,9);">
            <text:p>INSERT INTO scg_dt_cmp VALUES('0001','SCGCMP','SNOANTMEN120001','2014-12-31','---','-------------------------','6110800001100000001','SCGCMP','SNOANTMEN120001','D','PROVISION ANTIGUEDAD DE PRESTACIONES SOCIALES NOMINA MENSUAL DICIEMBRE 2014',42746,31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2</text:p>
          </table:table-cell>
          <table:table-cell table:style-name="ce6" office:value-type="float" office:value="11682.66">
            <text:p>11.682,66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120001','2014-12-31','---','-------------------------','6110800002802000001','SCGCMP','SNOANTMEN120001','D','PROVISION ANTIGUEDAD DE PRESTACIONES SOCIALES NOMINA MENSUAL DICIEMBRE 2014',11682,66,10);">
            <text:p>INSERT INTO scg_dt_cmp VALUES('0001','SCGCMP','SNOANTMEN120001','2014-12-31','---','-------------------------','6110800002802000001','SCGCMP','SNOANTMEN120001','D','PROVISION ANTIGUEDAD DE PRESTACIONES SOCIALES NOMINA MENSUAL DICIEMBRE 2014',11682,66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501</text:p>
          </table:table-cell>
          <table:table-cell table:style-name="ce6" office:value-type="float" office:value="18940.4">
            <text:p>18.940,40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120001','2014-12-31','---','-------------------------','6110800002501000001','SCGCMP','SNOANTMEN120001','D','PROVISION ANTIGUEDAD DE PRESTACIONES SOCIALES NOMINA MENSUAL DICIEMBRE 2014',18940,4,11);">
            <text:p>INSERT INTO scg_dt_cmp VALUES('0001','SCGCMP','SNOANTMEN120001','2014-12-31','---','-------------------------','6110800002501000001','SCGCMP','SNOANTMEN120001','D','PROVISION ANTIGUEDAD DE PRESTACIONES SOCIALES NOMINA MENSUAL DICIEMBRE 2014',18940,4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203</text:p>
          </table:table-cell>
          <table:table-cell table:style-name="ce6" office:value-type="float" office:value="53947.68">
            <text:p>53.947,68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120001','2014-12-31','---','-------------------------','6110800003203000001','SCGCMP','SNOANTMEN120001','D','PROVISION ANTIGUEDAD DE PRESTACIONES SOCIALES NOMINA MENSUAL DICIEMBRE 2014',53947,68,12);">
            <text:p>INSERT INTO scg_dt_cmp VALUES('0001','SCGCMP','SNOANTMEN120001','2014-12-31','---','-------------------------','6110800003203000001','SCGCMP','SNOANTMEN120001','D','PROVISION ANTIGUEDAD DE PRESTACIONES SOCIALES NOMINA MENSUAL DICIEMBRE 2014',53947,68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2</text:p>
          </table:table-cell>
          <table:table-cell table:style-name="ce6" office:value-type="float" office:value="66610.58">
            <text:p>66.610,58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120001','2014-12-31','---','-------------------------','6110800002902000001','SCGCMP','SNOANTMEN120001','D','PROVISION ANTIGUEDAD DE PRESTACIONES SOCIALES NOMINA MENSUAL DICIEMBRE 2014',66610,58,13);">
            <text:p>INSERT INTO scg_dt_cmp VALUES('0001','SCGCMP','SNOANTMEN120001','2014-12-31','---','-------------------------','6110800002902000001','SCGCMP','SNOANTMEN120001','D','PROVISION ANTIGUEDAD DE PRESTACIONES SOCIALES NOMINA MENSUAL DICIEMBRE 2014',66610,58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1</text:p>
          </table:table-cell>
          <table:table-cell table:style-name="ce6" office:value-type="float" office:value="35874.48">
            <text:p>35.874,48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120001','2014-12-31','---','-------------------------','6110800004501000001','SCGCMP','SNOANTMEN120001','D','PROVISION ANTIGUEDAD DE PRESTACIONES SOCIALES NOMINA MENSUAL DICIEMBRE 2014',35874,48,14);">
            <text:p>INSERT INTO scg_dt_cmp VALUES('0001','SCGCMP','SNOANTMEN120001','2014-12-31','---','-------------------------','6110800004501000001','SCGCMP','SNOANTMEN120001','D','PROVISION ANTIGUEDAD DE PRESTACIONES SOCIALES NOMINA MENSUAL DICIEMBRE 2014',35874,48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701</text:p>
          </table:table-cell>
          <table:table-cell table:style-name="ce6" office:value-type="float" office:value="24043.2">
            <text:p>24.043,20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120001','2014-12-31','---','-------------------------','6110800002701000001','SCGCMP','SNOANTMEN120001','D','PROVISION ANTIGUEDAD DE PRESTACIONES SOCIALES NOMINA MENSUAL DICIEMBRE 2014',24043,2,15);">
            <text:p>INSERT INTO scg_dt_cmp VALUES('0001','SCGCMP','SNOANTMEN120001','2014-12-31','---','-------------------------','6110800002701000001','SCGCMP','SNOANTMEN120001','D','PROVISION ANTIGUEDAD DE PRESTACIONES SOCIALES NOMINA MENSUAL DICIEMBRE 2014',24043,2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8</text:p>
          </table:table-cell>
          <table:table-cell table:style-name="ce6" office:value-type="float" office:value="6057.13">
            <text:p>6.057,13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120001','2014-12-31','---','-------------------------','6110800002808000001','SCGCMP','SNOANTMEN120001','D','PROVISION ANTIGUEDAD DE PRESTACIONES SOCIALES NOMINA MENSUAL DICIEMBRE 2014',6057,13,16);">
            <text:p>INSERT INTO scg_dt_cmp VALUES('0001','SCGCMP','SNOANTMEN120001','2014-12-31','---','-------------------------','6110800002808000001','SCGCMP','SNOANTMEN120001','D','PROVISION ANTIGUEDAD DE PRESTACIONES SOCIALES NOMINA MENSUAL DICIEMBRE 2014',6057,13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2</text:p>
          </table:table-cell>
          <table:table-cell table:style-name="ce6" office:value-type="float" office:value="14141.99">
            <text:p>14.141,99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120001','2014-12-31','---','-------------------------','6110800002102000001','SCGCMP','SNOANTMEN120001','D','PROVISION ANTIGUEDAD DE PRESTACIONES SOCIALES NOMINA MENSUAL DICIEMBRE 2014',14141,99,17);">
            <text:p>INSERT INTO scg_dt_cmp VALUES('0001','SCGCMP','SNOANTMEN120001','2014-12-31','---','-------------------------','6110800002102000001','SCGCMP','SNOANTMEN120001','D','PROVISION ANTIGUEDAD DE PRESTACIONES SOCIALES NOMINA MENSUAL DICIEMBRE 2014',14141,99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3</text:p>
          </table:table-cell>
          <table:table-cell table:style-name="ce6" office:value-type="float" office:value="119240.52">
            <text:p>119.240,52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120001','2014-12-31','---','-------------------------','6110800004503000001','SCGCMP','SNOANTMEN120001','D','PROVISION ANTIGUEDAD DE PRESTACIONES SOCIALES NOMINA MENSUAL DICIEMBRE 2014',119240,52,18);">
            <text:p>INSERT INTO scg_dt_cmp VALUES('0001','SCGCMP','SNOANTMEN120001','2014-12-31','---','-------------------------','6110800004503000001','SCGCMP','SNOANTMEN120001','D','PROVISION ANTIGUEDAD DE PRESTACIONES SOCIALES NOMINA MENSUAL DICIEMBRE 2014',119240,52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200</text:p>
          </table:table-cell>
          <table:table-cell table:style-name="ce6" office:value-type="float" office:value="23184.26">
            <text:p>23.184,26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120001','2014-12-31','---','-------------------------','6110800001200000001','SCGCMP','SNOANTMEN120001','D','PROVISION ANTIGUEDAD DE PRESTACIONES SOCIALES NOMINA MENSUAL DICIEMBRE 2014',23184,26,19);">
            <text:p>INSERT INTO scg_dt_cmp VALUES('0001','SCGCMP','SNOANTMEN120001','2014-12-31','---','-------------------------','6110800001200000001','SCGCMP','SNOANTMEN120001','D','PROVISION ANTIGUEDAD DE PRESTACIONES SOCIALES NOMINA MENSUAL DICIEMBRE 2014',23184,26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304</text:p>
          </table:table-cell>
          <table:table-cell table:style-name="ce6" office:value-type="float" office:value="44126.77">
            <text:p>44.126,77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120001','2014-12-31','---','-------------------------','6110800003304000001','SCGCMP','SNOANTMEN120001','D','PROVISION ANTIGUEDAD DE PRESTACIONES SOCIALES NOMINA MENSUAL DICIEMBRE 2014',44126,77,20);">
            <text:p>INSERT INTO scg_dt_cmp VALUES('0001','SCGCMP','SNOANTMEN120001','2014-12-31','---','-------------------------','6110800003304000001','SCGCMP','SNOANTMEN120001','D','PROVISION ANTIGUEDAD DE PRESTACIONES SOCIALES NOMINA MENSUAL DICIEMBRE 2014',44126,77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502</text:p>
          </table:table-cell>
          <table:table-cell table:style-name="ce6" office:value-type="float" office:value="12208.47">
            <text:p>12.208,47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120001','2014-12-31','---','-------------------------','6110800002502000001','SCGCMP','SNOANTMEN120001','D','PROVISION ANTIGUEDAD DE PRESTACIONES SOCIALES NOMINA MENSUAL DICIEMBRE 2014',12208,47,21);">
            <text:p>INSERT INTO scg_dt_cmp VALUES('0001','SCGCMP','SNOANTMEN120001','2014-12-31','---','-------------------------','6110800002502000001','SCGCMP','SNOANTMEN120001','D','PROVISION ANTIGUEDAD DE PRESTACIONES SOCIALES NOMINA MENSUAL DICIEMBRE 2014',12208,47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6489.01">
            <text:p>16.489,01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120001','2014-12-31','---','-------------------------','6110800002600000001','SCGCMP','SNOANTMEN120001','D','PROVISION ANTIGUEDAD DE PRESTACIONES SOCIALES NOMINA MENSUAL DICIEMBRE 2014',16489,01,22);">
            <text:p>INSERT INTO scg_dt_cmp VALUES('0001','SCGCMP','SNOANTMEN120001','2014-12-31','---','-------------------------','6110800002600000001','SCGCMP','SNOANTMEN120001','D','PROVISION ANTIGUEDAD DE PRESTACIONES SOCIALES NOMINA MENSUAL DICIEMBRE 2014',16489,01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2</text:p>
          </table:table-cell>
          <table:table-cell table:style-name="ce6" office:value-type="float" office:value="19847.54">
            <text:p>19.847,54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120001','2014-12-31','---','-------------------------','6110800004502000001','SCGCMP','SNOANTMEN120001','D','PROVISION ANTIGUEDAD DE PRESTACIONES SOCIALES NOMINA MENSUAL DICIEMBRE 2014',19847,54,23);">
            <text:p>INSERT INTO scg_dt_cmp VALUES('0001','SCGCMP','SNOANTMEN120001','2014-12-31','---','-------------------------','6110800004502000001','SCGCMP','SNOANTMEN120001','D','PROVISION ANTIGUEDAD DE PRESTACIONES SOCIALES NOMINA MENSUAL DICIEMBRE 2014',19847,54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400</text:p>
          </table:table-cell>
          <table:table-cell table:style-name="ce6" office:value-type="float" office:value="38634.9">
            <text:p>38.634,90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120001','2014-12-31','---','-------------------------','6110800003400000001','SCGCMP','SNOANTMEN120001','D','PROVISION ANTIGUEDAD DE PRESTACIONES SOCIALES NOMINA MENSUAL DICIEMBRE 2014',38634,9,24);">
            <text:p>INSERT INTO scg_dt_cmp VALUES('0001','SCGCMP','SNOANTMEN120001','2014-12-31','---','-------------------------','6110800003400000001','SCGCMP','SNOANTMEN120001','D','PROVISION ANTIGUEDAD DE PRESTACIONES SOCIALES NOMINA MENSUAL DICIEMBRE 2014',38634,9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1102000001">
            <text:p>6110800001102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102</text:p>
          </table:table-cell>
          <table:table-cell table:style-name="ce6" office:value-type="float" office:value="5044.21">
            <text:p>5.044,21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120001','2014-12-31','---','-------------------------','6110800001102000001','SCGCMP','SNOANTMEN120001','D','PROVISION ANTIGUEDAD DE PRESTACIONES SOCIALES NOMINA MENSUAL DICIEMBRE 2014',5044,21,25);">
            <text:p>INSERT INTO scg_dt_cmp VALUES('0001','SCGCMP','SNOANTMEN120001','2014-12-31','---','-------------------------','6110800001102000001','SCGCMP','SNOANTMEN120001','D','PROVISION ANTIGUEDAD DE PRESTACIONES SOCIALES NOMINA MENSUAL DICIEMBRE 2014',5044,21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200</text:p>
          </table:table-cell>
          <table:table-cell table:style-name="ce6" office:value-type="float" office:value="3774.26">
            <text:p>3.774,26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120001','2014-12-31','---','-------------------------','6110800004200000001','SCGCMP','SNOANTMEN120001','D','PROVISION ANTIGUEDAD DE PRESTACIONES SOCIALES NOMINA MENSUAL DICIEMBRE 2014',3774,26,26);">
            <text:p>INSERT INTO scg_dt_cmp VALUES('0001','SCGCMP','SNOANTMEN120001','2014-12-31','---','-------------------------','6110800004200000001','SCGCMP','SNOANTMEN120001','D','PROVISION ANTIGUEDAD DE PRESTACIONES SOCIALES NOMINA MENSUAL DICIEMBRE 2014',3774,26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602</text:p>
          </table:table-cell>
          <table:table-cell table:style-name="ce6" office:value-type="float" office:value="9026.26">
            <text:p>9.026,26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120001','2014-12-31','---','-------------------------','6110800004602000001','SCGCMP','SNOANTMEN120001','D','PROVISION ANTIGUEDAD DE PRESTACIONES SOCIALES NOMINA MENSUAL DICIEMBRE 2014',9026,26,27);">
            <text:p>INSERT INTO scg_dt_cmp VALUES('0001','SCGCMP','SNOANTMEN120001','2014-12-31','---','-------------------------','6110800004602000001','SCGCMP','SNOANTMEN120001','D','PROVISION ANTIGUEDAD DE PRESTACIONES SOCIALES NOMINA MENSUAL DICIEMBRE 2014',9026,26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503</text:p>
          </table:table-cell>
          <table:table-cell table:style-name="ce6" office:value-type="float" office:value="43796.5">
            <text:p>43.796,50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120001','2014-12-31','---','-------------------------','6110800002503000001','SCGCMP','SNOANTMEN120001','D','PROVISION ANTIGUEDAD DE PRESTACIONES SOCIALES NOMINA MENSUAL DICIEMBRE 2014',43796,5,28);">
            <text:p>INSERT INTO scg_dt_cmp VALUES('0001','SCGCMP','SNOANTMEN120001','2014-12-31','---','-------------------------','6110800002503000001','SCGCMP','SNOANTMEN120001','D','PROVISION ANTIGUEDAD DE PRESTACIONES SOCIALES NOMINA MENSUAL DICIEMBRE 2014',43796,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201</text:p>
          </table:table-cell>
          <table:table-cell table:style-name="ce6" office:value-type="float" office:value="37128.54">
            <text:p>37.128,54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120001','2014-12-31','---','-------------------------','6110800004201000001','SCGCMP','SNOANTMEN120001','D','PROVISION ANTIGUEDAD DE PRESTACIONES SOCIALES NOMINA MENSUAL DICIEMBRE 2014',37128,54,29);">
            <text:p>INSERT INTO scg_dt_cmp VALUES('0001','SCGCMP','SNOANTMEN120001','2014-12-31','---','-------------------------','6110800004201000001','SCGCMP','SNOANTMEN120001','D','PROVISION ANTIGUEDAD DE PRESTACIONES SOCIALES NOMINA MENSUAL DICIEMBRE 2014',37128,54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6</text:p>
          </table:table-cell>
          <table:table-cell table:style-name="ce6" office:value-type="float" office:value="12093.4">
            <text:p>12.093,40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120001','2014-12-31','---','-------------------------','6110800002806000001','SCGCMP','SNOANTMEN120001','D','PROVISION ANTIGUEDAD DE PRESTACIONES SOCIALES NOMINA MENSUAL DICIEMBRE 2014',12093,4,30);">
            <text:p>INSERT INTO scg_dt_cmp VALUES('0001','SCGCMP','SNOANTMEN120001','2014-12-31','---','-------------------------','6110800002806000001','SCGCMP','SNOANTMEN120001','D','PROVISION ANTIGUEDAD DE PRESTACIONES SOCIALES NOMINA MENSUAL DICIEMBRE 2014',12093,4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104</text:p>
          </table:table-cell>
          <table:table-cell table:style-name="ce6" office:value-type="float" office:value="126032.61">
            <text:p>126.032,61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120001','2014-12-31','---','-------------------------','6110800003104000001','SCGCMP','SNOANTMEN120001','D','PROVISION ANTIGUEDAD DE PRESTACIONES SOCIALES NOMINA MENSUAL DICIEMBRE 2014',126032,61,31);">
            <text:p>INSERT INTO scg_dt_cmp VALUES('0001','SCGCMP','SNOANTMEN120001','2014-12-31','---','-------------------------','6110800003104000001','SCGCMP','SNOANTMEN120001','D','PROVISION ANTIGUEDAD DE PRESTACIONES SOCIALES NOMINA MENSUAL DICIEMBRE 2014',126032,61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005</text:p>
          </table:table-cell>
          <table:table-cell table:style-name="ce6" office:value-type="float" office:value="25780.1">
            <text:p>25.780,10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120001','2014-12-31','---','-------------------------','6110800002005000001','SCGCMP','SNOANTMEN120001','D','PROVISION ANTIGUEDAD DE PRESTACIONES SOCIALES NOMINA MENSUAL DICIEMBRE 2014',25780,1,32);">
            <text:p>INSERT INTO scg_dt_cmp VALUES('0001','SCGCMP','SNOANTMEN120001','2014-12-31','---','-------------------------','6110800002005000001','SCGCMP','SNOANTMEN120001','D','PROVISION ANTIGUEDAD DE PRESTACIONES SOCIALES NOMINA MENSUAL DICIEMBRE 2014',25780,1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001</text:p>
          </table:table-cell>
          <table:table-cell table:style-name="ce6" office:value-type="float" office:value="43192.82">
            <text:p>43.192,82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120001','2014-12-31','---','-------------------------','6110800003001000001','SCGCMP','SNOANTMEN120001','D','PROVISION ANTIGUEDAD DE PRESTACIONES SOCIALES NOMINA MENSUAL DICIEMBRE 2014',43192,82,33);">
            <text:p>INSERT INTO scg_dt_cmp VALUES('0001','SCGCMP','SNOANTMEN120001','2014-12-31','---','-------------------------','6110800003001000001','SCGCMP','SNOANTMEN120001','D','PROVISION ANTIGUEDAD DE PRESTACIONES SOCIALES NOMINA MENSUAL DICIEMBRE 2014',43192,82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103</text:p>
          </table:table-cell>
          <table:table-cell table:style-name="ce6" office:value-type="float" office:value="53994.1">
            <text:p>53.994,10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120001','2014-12-31','---','-------------------------','6110800003103000001','SCGCMP','SNOANTMEN120001','D','PROVISION ANTIGUEDAD DE PRESTACIONES SOCIALES NOMINA MENSUAL DICIEMBRE 2014',53994,1,34);">
            <text:p>INSERT INTO scg_dt_cmp VALUES('0001','SCGCMP','SNOANTMEN120001','2014-12-31','---','-------------------------','6110800003103000001','SCGCMP','SNOANTMEN120001','D','PROVISION ANTIGUEDAD DE PRESTACIONES SOCIALES NOMINA MENSUAL DICIEMBRE 2014',53994,1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4</text:p>
          </table:table-cell>
          <table:table-cell table:style-name="ce6" office:value-type="float" office:value="2368.57">
            <text:p>2.368,57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120001','2014-12-31','---','-------------------------','6110800002104000001','SCGCMP','SNOANTMEN120001','D','PROVISION ANTIGUEDAD DE PRESTACIONES SOCIALES NOMINA MENSUAL DICIEMBRE 2014',2368,57,35);">
            <text:p>INSERT INTO scg_dt_cmp VALUES('0001','SCGCMP','SNOANTMEN120001','2014-12-31','---','-------------------------','6110800002104000001','SCGCMP','SNOANTMEN120001','D','PROVISION ANTIGUEDAD DE PRESTACIONES SOCIALES NOMINA MENSUAL DICIEMBRE 2014',2368,57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5</text:p>
          </table:table-cell>
          <table:table-cell table:style-name="ce6" office:value-type="float" office:value="88098.18">
            <text:p>88.098,18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120001','2014-12-31','---','-------------------------','6110800004505000001','SCGCMP','SNOANTMEN120001','D','PROVISION ANTIGUEDAD DE PRESTACIONES SOCIALES NOMINA MENSUAL DICIEMBRE 2014',88098,18,36);">
            <text:p>INSERT INTO scg_dt_cmp VALUES('0001','SCGCMP','SNOANTMEN120001','2014-12-31','---','-------------------------','6110800004505000001','SCGCMP','SNOANTMEN120001','D','PROVISION ANTIGUEDAD DE PRESTACIONES SOCIALES NOMINA MENSUAL DICIEMBRE 2014',88098,18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600</text:p>
          </table:table-cell>
          <table:table-cell table:style-name="ce6" office:value-type="float" office:value="5981.74">
            <text:p>5.981,74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120001','2014-12-31','---','-------------------------','6110800003600000001','SCGCMP','SNOANTMEN120001','D','PROVISION ANTIGUEDAD DE PRESTACIONES SOCIALES NOMINA MENSUAL DICIEMBRE 2014',5981,74,37);">
            <text:p>INSERT INTO scg_dt_cmp VALUES('0001','SCGCMP','SNOANTMEN120001','2014-12-31','---','-------------------------','6110800003600000001','SCGCMP','SNOANTMEN120001','D','PROVISION ANTIGUEDAD DE PRESTACIONES SOCIALES NOMINA MENSUAL DICIEMBRE 2014',5981,74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902</text:p>
          </table:table-cell>
          <table:table-cell table:style-name="ce6" office:value-type="float" office:value="25421.67">
            <text:p>25.421,67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120001','2014-12-31','---','-------------------------','6110800003902000001','SCGCMP','SNOANTMEN120001','D','PROVISION ANTIGUEDAD DE PRESTACIONES SOCIALES NOMINA MENSUAL DICIEMBRE 2014',25421,67,38);">
            <text:p>INSERT INTO scg_dt_cmp VALUES('0001','SCGCMP','SNOANTMEN120001','2014-12-31','---','-------------------------','6110800003902000001','SCGCMP','SNOANTMEN120001','D','PROVISION ANTIGUEDAD DE PRESTACIONES SOCIALES NOMINA MENSUAL DICIEMBRE 2014',25421,67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701</text:p>
          </table:table-cell>
          <table:table-cell table:style-name="ce6" office:value-type="float" office:value="60222.17">
            <text:p>60.222,17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120001','2014-12-31','---','-------------------------','6110800003701000001','SCGCMP','SNOANTMEN120001','D','PROVISION ANTIGUEDAD DE PRESTACIONES SOCIALES NOMINA MENSUAL DICIEMBRE 2014',60222,17,39);">
            <text:p>INSERT INTO scg_dt_cmp VALUES('0001','SCGCMP','SNOANTMEN120001','2014-12-31','---','-------------------------','6110800003701000001','SCGCMP','SNOANTMEN120001','D','PROVISION ANTIGUEDAD DE PRESTACIONES SOCIALES NOMINA MENSUAL DICIEMBRE 2014',60222,17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200</text:p>
          </table:table-cell>
          <table:table-cell table:style-name="ce6" office:value-type="float" office:value="35894.85">
            <text:p>35.894,85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120001','2014-12-31','---','-------------------------','6110800003200000001','SCGCMP','SNOANTMEN120001','D','PROVISION ANTIGUEDAD DE PRESTACIONES SOCIALES NOMINA MENSUAL DICIEMBRE 2014',35894,85,40);">
            <text:p>INSERT INTO scg_dt_cmp VALUES('0001','SCGCMP','SNOANTMEN120001','2014-12-31','---','-------------------------','6110800003200000001','SCGCMP','SNOANTMEN120001','D','PROVISION ANTIGUEDAD DE PRESTACIONES SOCIALES NOMINA MENSUAL DICIEMBRE 2014',35894,8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301</text:p>
          </table:table-cell>
          <table:table-cell table:style-name="ce6" office:value-type="float" office:value="49491.66">
            <text:p>49.491,66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120001','2014-12-31','---','-------------------------','6110800001301000001','SCGCMP','SNOANTMEN120001','D','PROVISION ANTIGUEDAD DE PRESTACIONES SOCIALES NOMINA MENSUAL DICIEMBRE 2014',49491,66,41);">
            <text:p>INSERT INTO scg_dt_cmp VALUES('0001','SCGCMP','SNOANTMEN120001','2014-12-31','---','-------------------------','6110800001301000001','SCGCMP','SNOANTMEN120001','D','PROVISION ANTIGUEDAD DE PRESTACIONES SOCIALES NOMINA MENSUAL DICIEMBRE 2014',49491,66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202</text:p>
          </table:table-cell>
          <table:table-cell table:style-name="ce6" office:value-type="float" office:value="91095.52">
            <text:p>91.095,52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120001','2014-12-31','---','-------------------------','6110800004202000001','SCGCMP','SNOANTMEN120001','D','PROVISION ANTIGUEDAD DE PRESTACIONES SOCIALES NOMINA MENSUAL DICIEMBRE 2014',91095,52,42);">
            <text:p>INSERT INTO scg_dt_cmp VALUES('0001','SCGCMP','SNOANTMEN120001','2014-12-31','---','-------------------------','6110800004202000001','SCGCMP','SNOANTMEN120001','D','PROVISION ANTIGUEDAD DE PRESTACIONES SOCIALES NOMINA MENSUAL DICIEMBRE 2014',91095,52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6</text:p>
          </table:table-cell>
          <table:table-cell table:style-name="ce6" office:value-type="float" office:value="27584.37">
            <text:p>27.584,37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120001','2014-12-31','---','-------------------------','6110800004506000001','SCGCMP','SNOANTMEN120001','D','PROVISION ANTIGUEDAD DE PRESTACIONES SOCIALES NOMINA MENSUAL DICIEMBRE 2014',27584,37,43);">
            <text:p>INSERT INTO scg_dt_cmp VALUES('0001','SCGCMP','SNOANTMEN120001','2014-12-31','---','-------------------------','6110800004506000001','SCGCMP','SNOANTMEN120001','D','PROVISION ANTIGUEDAD DE PRESTACIONES SOCIALES NOMINA MENSUAL DICIEMBRE 2014',27584,37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3</text:p>
          </table:table-cell>
          <table:table-cell table:style-name="ce6" office:value-type="float" office:value="24162.23">
            <text:p>24.162,23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120001','2014-12-31','---','-------------------------','6110800002103000001','SCGCMP','SNOANTMEN120001','D','PROVISION ANTIGUEDAD DE PRESTACIONES SOCIALES NOMINA MENSUAL DICIEMBRE 2014',24162,23,44);">
            <text:p>INSERT INTO scg_dt_cmp VALUES('0001','SCGCMP','SNOANTMEN120001','2014-12-31','---','-------------------------','6110800002103000001','SCGCMP','SNOANTMEN120001','D','PROVISION ANTIGUEDAD DE PRESTACIONES SOCIALES NOMINA MENSUAL DICIEMBRE 2014',24162,23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7551.05">
            <text:p>17.551,05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120001','2014-12-31','---','-------------------------','6110800004001000001','SCGCMP','SNOANTMEN120001','D','PROVISION ANTIGUEDAD DE PRESTACIONES SOCIALES NOMINA MENSUAL DICIEMBRE 2014',17551,05,45);">
            <text:p>INSERT INTO scg_dt_cmp VALUES('0001','SCGCMP','SNOANTMEN120001','2014-12-31','---','-------------------------','6110800004001000001','SCGCMP','SNOANTMEN120001','D','PROVISION ANTIGUEDAD DE PRESTACIONES SOCIALES NOMINA MENSUAL DICIEMBRE 2014',17551,05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201</text:p>
          </table:table-cell>
          <table:table-cell table:style-name="ce6" office:value-type="float" office:value="388061.7">
            <text:p>388.061,70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120001','2014-12-31','---','-------------------------','6110800003201000001','SCGCMP','SNOANTMEN120001','D','PROVISION ANTIGUEDAD DE PRESTACIONES SOCIALES NOMINA MENSUAL DICIEMBRE 2014',388061,7,46);">
            <text:p>INSERT INTO scg_dt_cmp VALUES('0001','SCGCMP','SNOANTMEN120001','2014-12-31','---','-------------------------','6110800003201000001','SCGCMP','SNOANTMEN120001','D','PROVISION ANTIGUEDAD DE PRESTACIONES SOCIALES NOMINA MENSUAL DICIEMBRE 2014',388061,7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926.67">
            <text:p>1.926,67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120001','2014-12-31','---','-------------------------','6110800001300000001','SCGCMP','SNOANTMEN120001','D','PROVISION ANTIGUEDAD DE PRESTACIONES SOCIALES NOMINA MENSUAL DICIEMBRE 2014',1926,67,47);">
            <text:p>INSERT INTO scg_dt_cmp VALUES('0001','SCGCMP','SNOANTMEN120001','2014-12-31','---','-------------------------','6110800001300000001','SCGCMP','SNOANTMEN120001','D','PROVISION ANTIGUEDAD DE PRESTACIONES SOCIALES NOMINA MENSUAL DICIEMBRE 2014',1926,67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5</text:p>
          </table:table-cell>
          <table:table-cell table:style-name="ce6" office:value-type="float" office:value="8571.9">
            <text:p>8.571,90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120001','2014-12-31','---','-------------------------','6110800002905000001','SCGCMP','SNOANTMEN120001','D','PROVISION ANTIGUEDAD DE PRESTACIONES SOCIALES NOMINA MENSUAL DICIEMBRE 2014',8571,9,48);">
            <text:p>INSERT INTO scg_dt_cmp VALUES('0001','SCGCMP','SNOANTMEN120001','2014-12-31','---','-------------------------','6110800002905000001','SCGCMP','SNOANTMEN120001','D','PROVISION ANTIGUEDAD DE PRESTACIONES SOCIALES NOMINA MENSUAL DICIEMBRE 2014',8571,9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200</text:p>
          </table:table-cell>
          <table:table-cell table:style-name="ce6" office:value-type="float" office:value="16559.53">
            <text:p>16.559,53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120001','2014-12-31','---','-------------------------','6110800002200000001','SCGCMP','SNOANTMEN120001','D','PROVISION ANTIGUEDAD DE PRESTACIONES SOCIALES NOMINA MENSUAL DICIEMBRE 2014',16559,53,49);">
            <text:p>INSERT INTO scg_dt_cmp VALUES('0001','SCGCMP','SNOANTMEN120001','2014-12-31','---','-------------------------','6110800002200000001','SCGCMP','SNOANTMEN120001','D','PROVISION ANTIGUEDAD DE PRESTACIONES SOCIALES NOMINA MENSUAL DICIEMBRE 2014',16559,53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0</text:p>
          </table:table-cell>
          <table:table-cell table:style-name="ce6" office:value-type="float" office:value="11218.45">
            <text:p>11.218,45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120001','2014-12-31','---','-------------------------','6110800004500000001','SCGCMP','SNOANTMEN120001','D','PROVISION ANTIGUEDAD DE PRESTACIONES SOCIALES NOMINA MENSUAL DICIEMBRE 2014',11218,45,50);">
            <text:p>INSERT INTO scg_dt_cmp VALUES('0001','SCGCMP','SNOANTMEN120001','2014-12-31','---','-------------------------','6110800004500000001','SCGCMP','SNOANTMEN120001','D','PROVISION ANTIGUEDAD DE PRESTACIONES SOCIALES NOMINA MENSUAL DICIEMBRE 2014',11218,45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6</text:p>
          </table:table-cell>
          <table:table-cell table:style-name="ce6" office:value-type="float" office:value="4543.25">
            <text:p>4.543,25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120001','2014-12-31','---','-------------------------','6110800002106000001','SCGCMP','SNOANTMEN120001','D','PROVISION ANTIGUEDAD DE PRESTACIONES SOCIALES NOMINA MENSUAL DICIEMBRE 2014',4543,25,51);">
            <text:p>INSERT INTO scg_dt_cmp VALUES('0001','SCGCMP','SNOANTMEN120001','2014-12-31','---','-------------------------','6110800002106000001','SCGCMP','SNOANTMEN120001','D','PROVISION ANTIGUEDAD DE PRESTACIONES SOCIALES NOMINA MENSUAL DICIEMBRE 2014',4543,25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800</text:p>
          </table:table-cell>
          <table:table-cell table:style-name="ce6" office:value-type="float" office:value="7223.02">
            <text:p>7.223,02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120001','2014-12-31','---','-------------------------','6110800004800000001','SCGCMP','SNOANTMEN120001','D','PROVISION ANTIGUEDAD DE PRESTACIONES SOCIALES NOMINA MENSUAL DICIEMBRE 2014',7223,02,52);">
            <text:p>INSERT INTO scg_dt_cmp VALUES('0001','SCGCMP','SNOANTMEN120001','2014-12-31','---','-------------------------','6110800004800000001','SCGCMP','SNOANTMEN120001','D','PROVISION ANTIGUEDAD DE PRESTACIONES SOCIALES NOMINA MENSUAL DICIEMBRE 2014',7223,02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601</text:p>
          </table:table-cell>
          <table:table-cell table:style-name="ce6" office:value-type="float" office:value="10218.99">
            <text:p>10.218,99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120001','2014-12-31','---','-------------------------','6110800003601000001','SCGCMP','SNOANTMEN120001','D','PROVISION ANTIGUEDAD DE PRESTACIONES SOCIALES NOMINA MENSUAL DICIEMBRE 2014',10218,99,53);">
            <text:p>INSERT INTO scg_dt_cmp VALUES('0001','SCGCMP','SNOANTMEN120001','2014-12-31','---','-------------------------','6110800003601000001','SCGCMP','SNOANTMEN120001','D','PROVISION ANTIGUEDAD DE PRESTACIONES SOCIALES NOMINA MENSUAL DICIEMBRE 2014',10218,99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305</text:p>
          </table:table-cell>
          <table:table-cell table:style-name="ce6" office:value-type="float" office:value="31887.57">
            <text:p>31.887,57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120001','2014-12-31','---','-------------------------','6110800003305000001','SCGCMP','SNOANTMEN120001','D','PROVISION ANTIGUEDAD DE PRESTACIONES SOCIALES NOMINA MENSUAL DICIEMBRE 2014',31887,57,54);">
            <text:p>INSERT INTO scg_dt_cmp VALUES('0001','SCGCMP','SNOANTMEN120001','2014-12-31','---','-------------------------','6110800003305000001','SCGCMP','SNOANTMEN120001','D','PROVISION ANTIGUEDAD DE PRESTACIONES SOCIALES NOMINA MENSUAL DICIEMBRE 2014',31887,57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304</text:p>
          </table:table-cell>
          <table:table-cell table:style-name="ce6" office:value-type="float" office:value="20198.1">
            <text:p>20.198,10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120001','2014-12-31','---','-------------------------','6110800002304000001','SCGCMP','SNOANTMEN120001','D','PROVISION ANTIGUEDAD DE PRESTACIONES SOCIALES NOMINA MENSUAL DICIEMBRE 2014',20198,1,55);">
            <text:p>INSERT INTO scg_dt_cmp VALUES('0001','SCGCMP','SNOANTMEN120001','2014-12-31','---','-------------------------','6110800002304000001','SCGCMP','SNOANTMEN120001','D','PROVISION ANTIGUEDAD DE PRESTACIONES SOCIALES NOMINA MENSUAL DICIEMBRE 2014',20198,1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602</text:p>
          </table:table-cell>
          <table:table-cell table:style-name="ce6" office:value-type="float" office:value="26249.69">
            <text:p>26.249,69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120001','2014-12-31','---','-------------------------','6110800002602000001','SCGCMP','SNOANTMEN120001','D','PROVISION ANTIGUEDAD DE PRESTACIONES SOCIALES NOMINA MENSUAL DICIEMBRE 2014',26249,69,56);">
            <text:p>INSERT INTO scg_dt_cmp VALUES('0001','SCGCMP','SNOANTMEN120001','2014-12-31','---','-------------------------','6110800002602000001','SCGCMP','SNOANTMEN120001','D','PROVISION ANTIGUEDAD DE PRESTACIONES SOCIALES NOMINA MENSUAL DICIEMBRE 2014',26249,69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1</text:p>
          </table:table-cell>
          <table:table-cell table:style-name="ce6" office:value-type="float" office:value="145235.16">
            <text:p>145.235,16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120001','2014-12-31','---','-------------------------','6110800002901000001','SCGCMP','SNOANTMEN120001','D','PROVISION ANTIGUEDAD DE PRESTACIONES SOCIALES NOMINA MENSUAL DICIEMBRE 2014',145235,16,57);">
            <text:p>INSERT INTO scg_dt_cmp VALUES('0001','SCGCMP','SNOANTMEN120001','2014-12-31','---','-------------------------','6110800002901000001','SCGCMP','SNOANTMEN120001','D','PROVISION ANTIGUEDAD DE PRESTACIONES SOCIALES NOMINA MENSUAL DICIEMBRE 2014',145235,16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802</text:p>
          </table:table-cell>
          <table:table-cell table:style-name="ce6" office:value-type="float" office:value="38040.37">
            <text:p>38.040,37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120001','2014-12-31','---','-------------------------','6110800003802000001','SCGCMP','SNOANTMEN120001','D','PROVISION ANTIGUEDAD DE PRESTACIONES SOCIALES NOMINA MENSUAL DICIEMBRE 2014',38040,37,58);">
            <text:p>INSERT INTO scg_dt_cmp VALUES('0001','SCGCMP','SNOANTMEN120001','2014-12-31','---','-------------------------','6110800003802000001','SCGCMP','SNOANTMEN120001','D','PROVISION ANTIGUEDAD DE PRESTACIONES SOCIALES NOMINA MENSUAL DICIEMBRE 2014',38040,37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300</text:p>
          </table:table-cell>
          <table:table-cell table:style-name="ce6" office:value-type="float" office:value="12112.91">
            <text:p>12.112,91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120001','2014-12-31','---','-------------------------','6110800002300000001','SCGCMP','SNOANTMEN120001','D','PROVISION ANTIGUEDAD DE PRESTACIONES SOCIALES NOMINA MENSUAL DICIEMBRE 2014',12112,91,59);">
            <text:p>INSERT INTO scg_dt_cmp VALUES('0001','SCGCMP','SNOANTMEN120001','2014-12-31','---','-------------------------','6110800002300000001','SCGCMP','SNOANTMEN120001','D','PROVISION ANTIGUEDAD DE PRESTACIONES SOCIALES NOMINA MENSUAL DICIEMBRE 2014',12112,91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0</text:p>
          </table:table-cell>
          <table:table-cell table:style-name="ce6" office:value-type="float" office:value="6284.6">
            <text:p>6.284,60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120001','2014-12-31','---','-------------------------','6110800002800000001','SCGCMP','SNOANTMEN120001','D','PROVISION ANTIGUEDAD DE PRESTACIONES SOCIALES NOMINA MENSUAL DICIEMBRE 2014',6284,6,60);">
            <text:p>INSERT INTO scg_dt_cmp VALUES('0001','SCGCMP','SNOANTMEN120001','2014-12-31','---','-------------------------','6110800002800000001','SCGCMP','SNOANTMEN120001','D','PROVISION ANTIGUEDAD DE PRESTACIONES SOCIALES NOMINA MENSUAL DICIEMBRE 2014',6284,6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101</text:p>
          </table:table-cell>
          <table:table-cell table:style-name="ce6" office:value-type="float" office:value="12549.37">
            <text:p>12.549,37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120001','2014-12-31','---','-------------------------','6110800003101000001','SCGCMP','SNOANTMEN120001','D','PROVISION ANTIGUEDAD DE PRESTACIONES SOCIALES NOMINA MENSUAL DICIEMBRE 2014',12549,37,61);">
            <text:p>INSERT INTO scg_dt_cmp VALUES('0001','SCGCMP','SNOANTMEN120001','2014-12-31','---','-------------------------','6110800003101000001','SCGCMP','SNOANTMEN120001','D','PROVISION ANTIGUEDAD DE PRESTACIONES SOCIALES NOMINA MENSUAL DICIEMBRE 2014',12549,37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203</text:p>
          </table:table-cell>
          <table:table-cell table:style-name="ce6" office:value-type="float" office:value="71665.73">
            <text:p>71.665,73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120001','2014-12-31','---','-------------------------','6110800004203000001','SCGCMP','SNOANTMEN120001','D','PROVISION ANTIGUEDAD DE PRESTACIONES SOCIALES NOMINA MENSUAL DICIEMBRE 2014',71665,73,62);">
            <text:p>INSERT INTO scg_dt_cmp VALUES('0001','SCGCMP','SNOANTMEN120001','2014-12-31','---','-------------------------','6110800004203000001','SCGCMP','SNOANTMEN120001','D','PROVISION ANTIGUEDAD DE PRESTACIONES SOCIALES NOMINA MENSUAL DICIEMBRE 2014',71665,73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301</text:p>
          </table:table-cell>
          <table:table-cell table:style-name="ce6" office:value-type="float" office:value="22344.18">
            <text:p>22.344,18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120001','2014-12-31','---','-------------------------','6110800003301000001','SCGCMP','SNOANTMEN120001','D','PROVISION ANTIGUEDAD DE PRESTACIONES SOCIALES NOMINA MENSUAL DICIEMBRE 2014',22344,18,63);">
            <text:p>INSERT INTO scg_dt_cmp VALUES('0001','SCGCMP','SNOANTMEN120001','2014-12-31','---','-------------------------','6110800003301000001','SCGCMP','SNOANTMEN120001','D','PROVISION ANTIGUEDAD DE PRESTACIONES SOCIALES NOMINA MENSUAL DICIEMBRE 2014',22344,18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102</text:p>
          </table:table-cell>
          <table:table-cell table:style-name="ce6" office:value-type="float" office:value="20744">
            <text:p>20.744,00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120001','2014-12-31','---','-------------------------','6110800004102000001','SCGCMP','SNOANTMEN120001','D','PROVISION ANTIGUEDAD DE PRESTACIONES SOCIALES NOMINA MENSUAL DICIEMBRE 2014',20744,64);">
            <text:p>INSERT INTO scg_dt_cmp VALUES('0001','SCGCMP','SNOANTMEN120001','2014-12-31','---','-------------------------','6110800004102000001','SCGCMP','SNOANTMEN120001','D','PROVISION ANTIGUEDAD DE PRESTACIONES SOCIALES NOMINA MENSUAL DICIEMBRE 2014',20744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100</text:p>
          </table:table-cell>
          <table:table-cell table:style-name="ce6" office:value-type="float" office:value="15114.43">
            <text:p>15.114,43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120001','2014-12-31','---','-------------------------','6110800003100000001','SCGCMP','SNOANTMEN120001','D','PROVISION ANTIGUEDAD DE PRESTACIONES SOCIALES NOMINA MENSUAL DICIEMBRE 2014',15114,43,65);">
            <text:p>INSERT INTO scg_dt_cmp VALUES('0001','SCGCMP','SNOANTMEN120001','2014-12-31','---','-------------------------','6110800003100000001','SCGCMP','SNOANTMEN120001','D','PROVISION ANTIGUEDAD DE PRESTACIONES SOCIALES NOMINA MENSUAL DICIEMBRE 2014',15114,43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2</text:p>
          </table:table-cell>
          <table:table-cell table:style-name="ce6" office:value-type="float" office:value="108792.4">
            <text:p>108.792,40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120001','2014-12-31','---','-------------------------','6110800002402000001','SCGCMP','SNOANTMEN120001','D','PROVISION ANTIGUEDAD DE PRESTACIONES SOCIALES NOMINA MENSUAL DICIEMBRE 2014',108792,4,66);">
            <text:p>INSERT INTO scg_dt_cmp VALUES('0001','SCGCMP','SNOANTMEN120001','2014-12-31','---','-------------------------','6110800002402000001','SCGCMP','SNOANTMEN120001','D','PROVISION ANTIGUEDAD DE PRESTACIONES SOCIALES NOMINA MENSUAL DICIEMBRE 2014',108792,4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602</text:p>
          </table:table-cell>
          <table:table-cell table:style-name="ce6" office:value-type="float" office:value="18706.93">
            <text:p>18.706,93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120001','2014-12-31','---','-------------------------','6110800003602000001','SCGCMP','SNOANTMEN120001','D','PROVISION ANTIGUEDAD DE PRESTACIONES SOCIALES NOMINA MENSUAL DICIEMBRE 2014',18706,93,67);">
            <text:p>INSERT INTO scg_dt_cmp VALUES('0001','SCGCMP','SNOANTMEN120001','2014-12-31','---','-------------------------','6110800003602000001','SCGCMP','SNOANTMEN120001','D','PROVISION ANTIGUEDAD DE PRESTACIONES SOCIALES NOMINA MENSUAL DICIEMBRE 2014',18706,93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903</text:p>
          </table:table-cell>
          <table:table-cell table:style-name="ce6" office:value-type="float" office:value="8874.83">
            <text:p>8.874,83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120001','2014-12-31','---','-------------------------','6110800003903000001','SCGCMP','SNOANTMEN120001','D','PROVISION ANTIGUEDAD DE PRESTACIONES SOCIALES NOMINA MENSUAL DICIEMBRE 2014',8874,83,68);">
            <text:p>INSERT INTO scg_dt_cmp VALUES('0001','SCGCMP','SNOANTMEN120001','2014-12-31','---','-------------------------','6110800003903000001','SCGCMP','SNOANTMEN120001','D','PROVISION ANTIGUEDAD DE PRESTACIONES SOCIALES NOMINA MENSUAL DICIEMBRE 2014',8874,83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4</text:p>
          </table:table-cell>
          <table:table-cell table:style-name="ce6" office:value-type="float" office:value="20987.7">
            <text:p>20.987,70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120001','2014-12-31','---','-------------------------','6110800004504000001','SCGCMP','SNOANTMEN120001','D','PROVISION ANTIGUEDAD DE PRESTACIONES SOCIALES NOMINA MENSUAL DICIEMBRE 2014',20987,7,69);">
            <text:p>INSERT INTO scg_dt_cmp VALUES('0001','SCGCMP','SNOANTMEN120001','2014-12-31','---','-------------------------','6110800004504000001','SCGCMP','SNOANTMEN120001','D','PROVISION ANTIGUEDAD DE PRESTACIONES SOCIALES NOMINA MENSUAL DICIEMBRE 2014',20987,7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002</text:p>
          </table:table-cell>
          <table:table-cell table:style-name="ce6" office:value-type="float" office:value="253678.36">
            <text:p>253.678,36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120001','2014-12-31','---','-------------------------','6110800002002000001','SCGCMP','SNOANTMEN120001','D','PROVISION ANTIGUEDAD DE PRESTACIONES SOCIALES NOMINA MENSUAL DICIEMBRE 2014',253678,36,70);">
            <text:p>INSERT INTO scg_dt_cmp VALUES('0001','SCGCMP','SNOANTMEN120001','2014-12-31','---','-------------------------','6110800002002000001','SCGCMP','SNOANTMEN120001','D','PROVISION ANTIGUEDAD DE PRESTACIONES SOCIALES NOMINA MENSUAL DICIEMBRE 2014',253678,36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500</text:p>
          </table:table-cell>
          <table:table-cell table:style-name="ce6" office:value-type="float" office:value="8174.59">
            <text:p>8.174,59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120001','2014-12-31','---','-------------------------','6110800002500000001','SCGCMP','SNOANTMEN120001','D','PROVISION ANTIGUEDAD DE PRESTACIONES SOCIALES NOMINA MENSUAL DICIEMBRE 2014',8174,59,71);">
            <text:p>INSERT INTO scg_dt_cmp VALUES('0001','SCGCMP','SNOANTMEN120001','2014-12-31','---','-------------------------','6110800002500000001','SCGCMP','SNOANTMEN120001','D','PROVISION ANTIGUEDAD DE PRESTACIONES SOCIALES NOMINA MENSUAL DICIEMBRE 2014',8174,59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5</text:p>
          </table:table-cell>
          <table:table-cell table:style-name="ce6" office:value-type="float" office:value="6855.23">
            <text:p>6.855,23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120001','2014-12-31','---','-------------------------','6110800002105000001','SCGCMP','SNOANTMEN120001','D','PROVISION ANTIGUEDAD DE PRESTACIONES SOCIALES NOMINA MENSUAL DICIEMBRE 2014',6855,23,72);">
            <text:p>INSERT INTO scg_dt_cmp VALUES('0001','SCGCMP','SNOANTMEN120001','2014-12-31','---','-------------------------','6110800002105000001','SCGCMP','SNOANTMEN120001','D','PROVISION ANTIGUEDAD DE PRESTACIONES SOCIALES NOMINA MENSUAL DICIEMBRE 2014',6855,23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103</text:p>
          </table:table-cell>
          <table:table-cell table:style-name="ce6" office:value-type="float" office:value="8872.12">
            <text:p>8.872,12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120001','2014-12-31','---','-------------------------','6110800004103000001','SCGCMP','SNOANTMEN120001','D','PROVISION ANTIGUEDAD DE PRESTACIONES SOCIALES NOMINA MENSUAL DICIEMBRE 2014',8872,12,73);">
            <text:p>INSERT INTO scg_dt_cmp VALUES('0001','SCGCMP','SNOANTMEN120001','2014-12-31','---','-------------------------','6110800004103000001','SCGCMP','SNOANTMEN120001','D','PROVISION ANTIGUEDAD DE PRESTACIONES SOCIALES NOMINA MENSUAL DICIEMBRE 2014',8872,12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5</text:p>
          </table:table-cell>
          <table:table-cell table:style-name="ce6" office:value-type="float" office:value="8545.06">
            <text:p>8.545,06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120001','2014-12-31','---','-------------------------','6110800002805000001','SCGCMP','SNOANTMEN120001','D','PROVISION ANTIGUEDAD DE PRESTACIONES SOCIALES NOMINA MENSUAL DICIEMBRE 2014',8545,06,74);">
            <text:p>INSERT INTO scg_dt_cmp VALUES('0001','SCGCMP','SNOANTMEN120001','2014-12-31','---','-------------------------','6110800002805000001','SCGCMP','SNOANTMEN120001','D','PROVISION ANTIGUEDAD DE PRESTACIONES SOCIALES NOMINA MENSUAL DICIEMBRE 2014',8545,06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002</text:p>
          </table:table-cell>
          <table:table-cell table:style-name="ce6" office:value-type="float" office:value="26297.06">
            <text:p>26.297,06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120001','2014-12-31','---','-------------------------','6110800004002000001','SCGCMP','SNOANTMEN120001','D','PROVISION ANTIGUEDAD DE PRESTACIONES SOCIALES NOMINA MENSUAL DICIEMBRE 2014',26297,06,75);">
            <text:p>INSERT INTO scg_dt_cmp VALUES('0001','SCGCMP','SNOANTMEN120001','2014-12-31','---','-------------------------','6110800004002000001','SCGCMP','SNOANTMEN120001','D','PROVISION ANTIGUEDAD DE PRESTACIONES SOCIALES NOMINA MENSUAL DICIEMBRE 2014',26297,06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601</text:p>
          </table:table-cell>
          <table:table-cell table:style-name="ce6" office:value-type="float" office:value="127923.93">
            <text:p>127.923,93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120001','2014-12-31','---','-------------------------','6110800004601000001','SCGCMP','SNOANTMEN120001','D','PROVISION ANTIGUEDAD DE PRESTACIONES SOCIALES NOMINA MENSUAL DICIEMBRE 2014',127923,93,76);">
            <text:p>INSERT INTO scg_dt_cmp VALUES('0001','SCGCMP','SNOANTMEN120001','2014-12-31','---','-------------------------','6110800004601000001','SCGCMP','SNOANTMEN120001','D','PROVISION ANTIGUEDAD DE PRESTACIONES SOCIALES NOMINA MENSUAL DICIEMBRE 2014',127923,93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0</text:p>
          </table:table-cell>
          <table:table-cell table:style-name="ce6" office:value-type="float" office:value="141201.27">
            <text:p>141.201,27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120001','2014-12-31','---','-------------------------','6110800002400000001','SCGCMP','SNOANTMEN120001','D','PROVISION ANTIGUEDAD DE PRESTACIONES SOCIALES NOMINA MENSUAL DICIEMBRE 2014',141201,27,77);">
            <text:p>INSERT INTO scg_dt_cmp VALUES('0001','SCGCMP','SNOANTMEN120001','2014-12-31','---','-------------------------','6110800002400000001','SCGCMP','SNOANTMEN120001','D','PROVISION ANTIGUEDAD DE PRESTACIONES SOCIALES NOMINA MENSUAL DICIEMBRE 2014',141201,27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300</text:p>
          </table:table-cell>
          <table:table-cell table:style-name="ce6" office:value-type="float" office:value="36300.58">
            <text:p>36.300,58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120001','2014-12-31','---','-------------------------','6110800003300000001','SCGCMP','SNOANTMEN120001','D','PROVISION ANTIGUEDAD DE PRESTACIONES SOCIALES NOMINA MENSUAL DICIEMBRE 2014',36300,58,78);">
            <text:p>INSERT INTO scg_dt_cmp VALUES('0001','SCGCMP','SNOANTMEN120001','2014-12-31','---','-------------------------','6110800003300000001','SCGCMP','SNOANTMEN120001','D','PROVISION ANTIGUEDAD DE PRESTACIONES SOCIALES NOMINA MENSUAL DICIEMBRE 2014',36300,58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4866.31">
            <text:p>14.866,31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120001','2014-12-31','---','-------------------------','6110800002405000001','SCGCMP','SNOANTMEN120001','D','PROVISION ANTIGUEDAD DE PRESTACIONES SOCIALES NOMINA MENSUAL DICIEMBRE 2014',14866,31,79);">
            <text:p>INSERT INTO scg_dt_cmp VALUES('0001','SCGCMP','SNOANTMEN120001','2014-12-31','---','-------------------------','6110800002405000001','SCGCMP','SNOANTMEN120001','D','PROVISION ANTIGUEDAD DE PRESTACIONES SOCIALES NOMINA MENSUAL DICIEMBRE 2014',14866,31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4</text:p>
          </table:table-cell>
          <table:table-cell table:style-name="ce6" office:value-type="float" office:value="21013.28">
            <text:p>21.013,28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120001','2014-12-31','---','-------------------------','6110800002904000001','SCGCMP','SNOANTMEN120001','D','PROVISION ANTIGUEDAD DE PRESTACIONES SOCIALES NOMINA MENSUAL DICIEMBRE 2014',21013,28,80);">
            <text:p>INSERT INTO scg_dt_cmp VALUES('0001','SCGCMP','SNOANTMEN120001','2014-12-31','---','-------------------------','6110800002904000001','SCGCMP','SNOANTMEN120001','D','PROVISION ANTIGUEDAD DE PRESTACIONES SOCIALES NOMINA MENSUAL DICIEMBRE 2014',21013,28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1</text:p>
          </table:table-cell>
          <table:table-cell table:style-name="ce6" office:value-type="float" office:value="13179.71">
            <text:p>13.179,71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120001','2014-12-31','---','-------------------------','6110800002801000001','SCGCMP','SNOANTMEN120001','D','PROVISION ANTIGUEDAD DE PRESTACIONES SOCIALES NOMINA MENSUAL DICIEMBRE 2014',13179,71,81);">
            <text:p>INSERT INTO scg_dt_cmp VALUES('0001','SCGCMP','SNOANTMEN120001','2014-12-31','---','-------------------------','6110800002801000001','SCGCMP','SNOANTMEN120001','D','PROVISION ANTIGUEDAD DE PRESTACIONES SOCIALES NOMINA MENSUAL DICIEMBRE 2014',13179,71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603</text:p>
          </table:table-cell>
          <table:table-cell table:style-name="ce6" office:value-type="float" office:value="21585.54">
            <text:p>21.585,54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120001','2014-12-31','---','-------------------------','6110800004603000001','SCGCMP','SNOANTMEN120001','D','PROVISION ANTIGUEDAD DE PRESTACIONES SOCIALES NOMINA MENSUAL DICIEMBRE 2014',21585,54,82);">
            <text:p>INSERT INTO scg_dt_cmp VALUES('0001','SCGCMP','SNOANTMEN120001','2014-12-31','---','-------------------------','6110800004603000001','SCGCMP','SNOANTMEN120001','D','PROVISION ANTIGUEDAD DE PRESTACIONES SOCIALES NOMINA MENSUAL DICIEMBRE 2014',21585,54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400</text:p>
          </table:table-cell>
          <table:table-cell table:style-name="ce6" office:value-type="float" office:value="47581.87">
            <text:p>47.581,87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120001','2014-12-31','---','-------------------------','6110800004400000001','SCGCMP','SNOANTMEN120001','D','PROVISION ANTIGUEDAD DE PRESTACIONES SOCIALES NOMINA MENSUAL DICIEMBRE 2014',47581,87,83);">
            <text:p>INSERT INTO scg_dt_cmp VALUES('0001','SCGCMP','SNOANTMEN120001','2014-12-31','---','-------------------------','6110800004400000001','SCGCMP','SNOANTMEN120001','D','PROVISION ANTIGUEDAD DE PRESTACIONES SOCIALES NOMINA MENSUAL DICIEMBRE 2014',47581,87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6150.01">
            <text:p>16.150,01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120001','2014-12-31','---','-------------------------','6110800002306000001','SCGCMP','SNOANTMEN120001','D','PROVISION ANTIGUEDAD DE PRESTACIONES SOCIALES NOMINA MENSUAL DICIEMBRE 2014',16150,01,84);">
            <text:p>INSERT INTO scg_dt_cmp VALUES('0001','SCGCMP','SNOANTMEN120001','2014-12-31','---','-------------------------','6110800002306000001','SCGCMP','SNOANTMEN120001','D','PROVISION ANTIGUEDAD DE PRESTACIONES SOCIALES NOMINA MENSUAL DICIEMBRE 2014',16150,01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5608.52">
            <text:p>15.608,52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120001','2014-12-31','---','-------------------------','6110800001101000001','SCGCMP','SNOANTMEN120001','D','PROVISION ANTIGUEDAD DE PRESTACIONES SOCIALES NOMINA MENSUAL DICIEMBRE 2014',15608,52,85);">
            <text:p>INSERT INTO scg_dt_cmp VALUES('0001','SCGCMP','SNOANTMEN120001','2014-12-31','---','-------------------------','6110800001101000001','SCGCMP','SNOANTMEN120001','D','PROVISION ANTIGUEDAD DE PRESTACIONES SOCIALES NOMINA MENSUAL DICIEMBRE 2014',15608,52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102</text:p>
          </table:table-cell>
          <table:table-cell table:style-name="ce6" office:value-type="float" office:value="34863.38">
            <text:p>34.863,38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120001','2014-12-31','---','-------------------------','6110800003102000001','SCGCMP','SNOANTMEN120001','D','PROVISION ANTIGUEDAD DE PRESTACIONES SOCIALES NOMINA MENSUAL DICIEMBRE 2014',34863,38,86);">
            <text:p>INSERT INTO scg_dt_cmp VALUES('0001','SCGCMP','SNOANTMEN120001','2014-12-31','---','-------------------------','6110800003102000001','SCGCMP','SNOANTMEN120001','D','PROVISION ANTIGUEDAD DE PRESTACIONES SOCIALES NOMINA MENSUAL DICIEMBRE 2014',34863,38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004</text:p>
          </table:table-cell>
          <table:table-cell table:style-name="ce6" office:value-type="float" office:value="22009.95">
            <text:p>22.009,95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120001','2014-12-31','---','-------------------------','6110800002004000001','SCGCMP','SNOANTMEN120001','D','PROVISION ANTIGUEDAD DE PRESTACIONES SOCIALES NOMINA MENSUAL DICIEMBRE 2014',22009,95,87);">
            <text:p>INSERT INTO scg_dt_cmp VALUES('0001','SCGCMP','SNOANTMEN120001','2014-12-31','---','-------------------------','6110800002004000001','SCGCMP','SNOANTMEN120001','D','PROVISION ANTIGUEDAD DE PRESTACIONES SOCIALES NOMINA MENSUAL DICIEMBRE 2014',22009,9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100</text:p>
          </table:table-cell>
          <table:table-cell table:style-name="ce6" office:value-type="float" office:value="29545.05">
            <text:p>29.545,05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120001','2014-12-31','---','-------------------------','6110800004100000001','SCGCMP','SNOANTMEN120001','D','PROVISION ANTIGUEDAD DE PRESTACIONES SOCIALES NOMINA MENSUAL DICIEMBRE 2014',29545,05,88);">
            <text:p>INSERT INTO scg_dt_cmp VALUES('0001','SCGCMP','SNOANTMEN120001','2014-12-31','---','-------------------------','6110800004100000001','SCGCMP','SNOANTMEN120001','D','PROVISION ANTIGUEDAD DE PRESTACIONES SOCIALES NOMINA MENSUAL DICIEMBRE 2014',29545,05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1</text:p>
          </table:table-cell>
          <table:table-cell table:style-name="ce6" office:value-type="float" office:value="24820.58">
            <text:p>24.820,58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120001','2014-12-31','---','-------------------------','6110800002101000001','SCGCMP','SNOANTMEN120001','D','PROVISION ANTIGUEDAD DE PRESTACIONES SOCIALES NOMINA MENSUAL DICIEMBRE 2014',24820,58,89);">
            <text:p>INSERT INTO scg_dt_cmp VALUES('0001','SCGCMP','SNOANTMEN120001','2014-12-31','---','-------------------------','6110800002101000001','SCGCMP','SNOANTMEN120001','D','PROVISION ANTIGUEDAD DE PRESTACIONES SOCIALES NOMINA MENSUAL DICIEMBRE 2014',24820,58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7</text:p>
          </table:table-cell>
          <table:table-cell table:style-name="ce6" office:value-type="float" office:value="21668.99">
            <text:p>21.668,99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120001','2014-12-31','---','-------------------------','6110800004507000001','SCGCMP','SNOANTMEN120001','D','PROVISION ANTIGUEDAD DE PRESTACIONES SOCIALES NOMINA MENSUAL DICIEMBRE 2014',21668,99,90);">
            <text:p>INSERT INTO scg_dt_cmp VALUES('0001','SCGCMP','SNOANTMEN120001','2014-12-31','---','-------------------------','6110800004507000001','SCGCMP','SNOANTMEN120001','D','PROVISION ANTIGUEDAD DE PRESTACIONES SOCIALES NOMINA MENSUAL DICIEMBRE 2014',21668,99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6</text:p>
          </table:table-cell>
          <table:table-cell table:style-name="ce6" office:value-type="float" office:value="7335.31">
            <text:p>7.335,31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120001','2014-12-31','---','-------------------------','6110800002906000001','SCGCMP','SNOANTMEN120001','D','PROVISION ANTIGUEDAD DE PRESTACIONES SOCIALES NOMINA MENSUAL DICIEMBRE 2014',7335,31,91);">
            <text:p>INSERT INTO scg_dt_cmp VALUES('0001','SCGCMP','SNOANTMEN120001','2014-12-31','---','-------------------------','6110800002906000001','SCGCMP','SNOANTMEN120001','D','PROVISION ANTIGUEDAD DE PRESTACIONES SOCIALES NOMINA MENSUAL DICIEMBRE 2014',7335,31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702</text:p>
          </table:table-cell>
          <table:table-cell table:style-name="ce6" office:value-type="float" office:value="62050.89">
            <text:p>62.050,89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120001','2014-12-31','---','-------------------------','6110800003702000001','SCGCMP','SNOANTMEN120001','D','PROVISION ANTIGUEDAD DE PRESTACIONES SOCIALES NOMINA MENSUAL DICIEMBRE 2014',62050,89,92);">
            <text:p>INSERT INTO scg_dt_cmp VALUES('0001','SCGCMP','SNOANTMEN120001','2014-12-31','---','-------------------------','6110800003702000001','SCGCMP','SNOANTMEN120001','D','PROVISION ANTIGUEDAD DE PRESTACIONES SOCIALES NOMINA MENSUAL DICIEMBRE 2014',62050,89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7222.39">
            <text:p>17.222,39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120001','2014-12-31','---','-------------------------','6110800003801000001','SCGCMP','SNOANTMEN120001','D','PROVISION ANTIGUEDAD DE PRESTACIONES SOCIALES NOMINA MENSUAL DICIEMBRE 2014',17222,39,93);">
            <text:p>INSERT INTO scg_dt_cmp VALUES('0001','SCGCMP','SNOANTMEN120001','2014-12-31','---','-------------------------','6110800003801000001','SCGCMP','SNOANTMEN120001','D','PROVISION ANTIGUEDAD DE PRESTACIONES SOCIALES NOMINA MENSUAL DICIEMBRE 2014',17222,39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600</text:p>
          </table:table-cell>
          <table:table-cell table:style-name="ce6" office:value-type="float" office:value="11043.14">
            <text:p>11.043,14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120001','2014-12-31','---','-------------------------','6110800004600000001','SCGCMP','SNOANTMEN120001','D','PROVISION ANTIGUEDAD DE PRESTACIONES SOCIALES NOMINA MENSUAL DICIEMBRE 2014',11043,14,94);">
            <text:p>INSERT INTO scg_dt_cmp VALUES('0001','SCGCMP','SNOANTMEN120001','2014-12-31','---','-------------------------','6110800004600000001','SCGCMP','SNOANTMEN120001','D','PROVISION ANTIGUEDAD DE PRESTACIONES SOCIALES NOMINA MENSUAL DICIEMBRE 2014',11043,14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6699.73">
            <text:p>26.699,73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120001','2014-12-31','---','-------------------------','6110800002601000001','SCGCMP','SNOANTMEN120001','D','PROVISION ANTIGUEDAD DE PRESTACIONES SOCIALES NOMINA MENSUAL DICIEMBRE 2014',26699,73,95);">
            <text:p>INSERT INTO scg_dt_cmp VALUES('0001','SCGCMP','SNOANTMEN120001','2014-12-31','---','-------------------------','6110800002601000001','SCGCMP','SNOANTMEN120001','D','PROVISION ANTIGUEDAD DE PRESTACIONES SOCIALES NOMINA MENSUAL DICIEMBRE 2014',26699,73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000</text:p>
          </table:table-cell>
          <table:table-cell table:style-name="ce6" office:value-type="float" office:value="5952.35">
            <text:p>5.952,35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120001','2014-12-31','---','-------------------------','6110800004000000001','SCGCMP','SNOANTMEN120001','D','PROVISION ANTIGUEDAD DE PRESTACIONES SOCIALES NOMINA MENSUAL DICIEMBRE 2014',5952,35,96);">
            <text:p>INSERT INTO scg_dt_cmp VALUES('0001','SCGCMP','SNOANTMEN120001','2014-12-31','---','-------------------------','6110800004000000001','SCGCMP','SNOANTMEN120001','D','PROVISION ANTIGUEDAD DE PRESTACIONES SOCIALES NOMINA MENSUAL DICIEMBRE 2014',5952,3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7</text:p>
          </table:table-cell>
          <table:table-cell table:style-name="ce6" office:value-type="float" office:value="4315.36">
            <text:p>4.315,36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120001','2014-12-31','---','-------------------------','6110800002407000001','SCGCMP','SNOANTMEN120001','D','PROVISION ANTIGUEDAD DE PRESTACIONES SOCIALES NOMINA MENSUAL DICIEMBRE 2014',4315,36,97);">
            <text:p>INSERT INTO scg_dt_cmp VALUES('0001','SCGCMP','SNOANTMEN120001','2014-12-31','---','-------------------------','6110800002407000001','SCGCMP','SNOANTMEN120001','D','PROVISION ANTIGUEDAD DE PRESTACIONES SOCIALES NOMINA MENSUAL DICIEMBRE 2014',4315,36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8693.31">
            <text:p>18.693,31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120001','2014-12-31','---','-------------------------','6110800003901000001','SCGCMP','SNOANTMEN120001','D','PROVISION ANTIGUEDAD DE PRESTACIONES SOCIALES NOMINA MENSUAL DICIEMBRE 2014',18693,31,98);">
            <text:p>INSERT INTO scg_dt_cmp VALUES('0001','SCGCMP','SNOANTMEN120001','2014-12-31','---','-------------------------','6110800003901000001','SCGCMP','SNOANTMEN120001','D','PROVISION ANTIGUEDAD DE PRESTACIONES SOCIALES NOMINA MENSUAL DICIEMBRE 2014',18693,31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7</text:p>
          </table:table-cell>
          <table:table-cell table:style-name="ce6" office:value-type="float" office:value="10109.09">
            <text:p>10.109,09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120001','2014-12-31','---','-------------------------','6110800002807000001','SCGCMP','SNOANTMEN120001','D','PROVISION ANTIGUEDAD DE PRESTACIONES SOCIALES NOMINA MENSUAL DICIEMBRE 2014',10109,09,99);">
            <text:p>INSERT INTO scg_dt_cmp VALUES('0001','SCGCMP','SNOANTMEN120001','2014-12-31','---','-------------------------','6110800002807000001','SCGCMP','SNOANTMEN120001','D','PROVISION ANTIGUEDAD DE PRESTACIONES SOCIALES NOMINA MENSUAL DICIEMBRE 2014',10109,09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4</text:p>
          </table:table-cell>
          <table:table-cell table:style-name="ce6" office:value-type="float" office:value="37465.23">
            <text:p>37.465,23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120001','2014-12-31','---','-------------------------','6110800002404000001','SCGCMP','SNOANTMEN120001','D','PROVISION ANTIGUEDAD DE PRESTACIONES SOCIALES NOMINA MENSUAL DICIEMBRE 2014',37465,23,100);">
            <text:p>INSERT INTO scg_dt_cmp VALUES('0001','SCGCMP','SNOANTMEN120001','2014-12-31','---','-------------------------','6110800002404000001','SCGCMP','SNOANTMEN120001','D','PROVISION ANTIGUEDAD DE PRESTACIONES SOCIALES NOMINA MENSUAL DICIEMBRE 2014',37465,23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4</text:p>
          </table:table-cell>
          <table:table-cell table:style-name="ce6" office:value-type="float" office:value="9944.54">
            <text:p>9.944,54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120001','2014-12-31','---','-------------------------','6110800002804000001','SCGCMP','SNOANTMEN120001','D','PROVISION ANTIGUEDAD DE PRESTACIONES SOCIALES NOMINA MENSUAL DICIEMBRE 2014',9944,54,101);">
            <text:p>INSERT INTO scg_dt_cmp VALUES('0001','SCGCMP','SNOANTMEN120001','2014-12-31','---','-------------------------','6110800002804000001','SCGCMP','SNOANTMEN120001','D','PROVISION ANTIGUEDAD DE PRESTACIONES SOCIALES NOMINA MENSUAL DICIEMBRE 2014',9944,54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202</text:p>
          </table:table-cell>
          <table:table-cell table:style-name="ce6" office:value-type="float" office:value="45954.63">
            <text:p>45.954,63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120001','2014-12-31','---','-------------------------','6110800003202000001','SCGCMP','SNOANTMEN120001','D','PROVISION ANTIGUEDAD DE PRESTACIONES SOCIALES NOMINA MENSUAL DICIEMBRE 2014',45954,63,102);">
            <text:p>INSERT INTO scg_dt_cmp VALUES('0001','SCGCMP','SNOANTMEN120001','2014-12-31','---','-------------------------','6110800003202000001','SCGCMP','SNOANTMEN120001','D','PROVISION ANTIGUEDAD DE PRESTACIONES SOCIALES NOMINA MENSUAL DICIEMBRE 2014',45954,63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1</text:p>
          </table:table-cell>
          <table:table-cell table:style-name="ce6" office:value-type="float" office:value="33951.01">
            <text:p>33.951,01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120001','2014-12-31','---','-------------------------','6110800002401000001','SCGCMP','SNOANTMEN120001','D','PROVISION ANTIGUEDAD DE PRESTACIONES SOCIALES NOMINA MENSUAL DICIEMBRE 2014',33951,01,103);">
            <text:p>INSERT INTO scg_dt_cmp VALUES('0001','SCGCMP','SNOANTMEN120001','2014-12-31','---','-------------------------','6110800002401000001','SCGCMP','SNOANTMEN120001','D','PROVISION ANTIGUEDAD DE PRESTACIONES SOCIALES NOMINA MENSUAL DICIEMBRE 2014',33951,01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700</text:p>
          </table:table-cell>
          <table:table-cell table:style-name="ce6" office:value-type="float" office:value="9159.47">
            <text:p>9.159,47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120001','2014-12-31','---','-------------------------','6110800003700000001','SCGCMP','SNOANTMEN120001','D','PROVISION ANTIGUEDAD DE PRESTACIONES SOCIALES NOMINA MENSUAL DICIEMBRE 2014',9159,47,104);">
            <text:p>INSERT INTO scg_dt_cmp VALUES('0001','SCGCMP','SNOANTMEN120001','2014-12-31','---','-------------------------','6110800003700000001','SCGCMP','SNOANTMEN120001','D','PROVISION ANTIGUEDAD DE PRESTACIONES SOCIALES NOMINA MENSUAL DICIEMBRE 2014',9159,47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001</text:p>
          </table:table-cell>
          <table:table-cell table:style-name="ce6" office:value-type="float" office:value="62853.79">
            <text:p>62.853,79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120001','2014-12-31','---','-------------------------','6110800002001000001','SCGCMP','SNOANTMEN120001','D','PROVISION ANTIGUEDAD DE PRESTACIONES SOCIALES NOMINA MENSUAL DICIEMBRE 2014',62853,79,105);">
            <text:p>INSERT INTO scg_dt_cmp VALUES('0001','SCGCMP','SNOANTMEN120001','2014-12-31','---','-------------------------','6110800002001000001','SCGCMP','SNOANTMEN120001','D','PROVISION ANTIGUEDAD DE PRESTACIONES SOCIALES NOMINA MENSUAL DICIEMBRE 2014',62853,79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803</text:p>
          </table:table-cell>
          <table:table-cell table:style-name="ce6" office:value-type="float" office:value="34888.5">
            <text:p>34.888,50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120001','2014-12-31','---','-------------------------','6110800003803000001','SCGCMP','SNOANTMEN120001','D','PROVISION ANTIGUEDAD DE PRESTACIONES SOCIALES NOMINA MENSUAL DICIEMBRE 2014',34888,5,106);">
            <text:p>INSERT INTO scg_dt_cmp VALUES('0001','SCGCMP','SNOANTMEN120001','2014-12-31','---','-------------------------','6110800003803000001','SCGCMP','SNOANTMEN120001','D','PROVISION ANTIGUEDAD DE PRESTACIONES SOCIALES NOMINA MENSUAL DICIEMBRE 2014',34888,5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6</text:p>
          </table:table-cell>
          <table:table-cell table:style-name="ce6" office:value-type="float" office:value="38239.02">
            <text:p>38.239,02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120001','2014-12-31','---','-------------------------','6110800002406000001','SCGCMP','SNOANTMEN120001','D','PROVISION ANTIGUEDAD DE PRESTACIONES SOCIALES NOMINA MENSUAL DICIEMBRE 2014',38239,02,107);">
            <text:p>INSERT INTO scg_dt_cmp VALUES('0001','SCGCMP','SNOANTMEN120001','2014-12-31','---','-------------------------','6110800002406000001','SCGCMP','SNOANTMEN120001','D','PROVISION ANTIGUEDAD DE PRESTACIONES SOCIALES NOMINA MENSUAL DICIEMBRE 2014',38239,02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100</text:p>
          </table:table-cell>
          <table:table-cell table:style-name="ce6" office:value-type="float" office:value="13000.27">
            <text:p>13.000,27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120001','2014-12-31','---','-------------------------','6110800002100000001','SCGCMP','SNOANTMEN120001','D','PROVISION ANTIGUEDAD DE PRESTACIONES SOCIALES NOMINA MENSUAL DICIEMBRE 2014',13000,27,108);">
            <text:p>INSERT INTO scg_dt_cmp VALUES('0001','SCGCMP','SNOANTMEN120001','2014-12-31','---','-------------------------','6110800002100000001','SCGCMP','SNOANTMEN120001','D','PROVISION ANTIGUEDAD DE PRESTACIONES SOCIALES NOMINA MENSUAL DICIEMBRE 2014',13000,27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000</text:p>
          </table:table-cell>
          <table:table-cell table:style-name="ce6" office:value-type="float" office:value="26247.66">
            <text:p>26.247,66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120001','2014-12-31','---','-------------------------','6110800003000000001','SCGCMP','SNOANTMEN120001','D','PROVISION ANTIGUEDAD DE PRESTACIONES SOCIALES NOMINA MENSUAL DICIEMBRE 2014',26247,66,109);">
            <text:p>INSERT INTO scg_dt_cmp VALUES('0001','SCGCMP','SNOANTMEN120001','2014-12-31','---','-------------------------','6110800003000000001','SCGCMP','SNOANTMEN120001','D','PROVISION ANTIGUEDAD DE PRESTACIONES SOCIALES NOMINA MENSUAL DICIEMBRE 2014',26247,66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6426.07">
            <text:p>16.426,07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120001','2014-12-31','---','-------------------------','6110800004700000001','SCGCMP','SNOANTMEN120001','D','PROVISION ANTIGUEDAD DE PRESTACIONES SOCIALES NOMINA MENSUAL DICIEMBRE 2014',16426,07,110);">
            <text:p>INSERT INTO scg_dt_cmp VALUES('0001','SCGCMP','SNOANTMEN120001','2014-12-31','---','-------------------------','6110800004700000001','SCGCMP','SNOANTMEN120001','D','PROVISION ANTIGUEDAD DE PRESTACIONES SOCIALES NOMINA MENSUAL DICIEMBRE 2014',16426,07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702</text:p>
          </table:table-cell>
          <table:table-cell table:style-name="ce6" office:value-type="float" office:value="13689.88">
            <text:p>13.689,88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120001','2014-12-31','---','-------------------------','6110800002702000001','SCGCMP','SNOANTMEN120001','D','PROVISION ANTIGUEDAD DE PRESTACIONES SOCIALES NOMINA MENSUAL DICIEMBRE 2014',13689,88,111);">
            <text:p>INSERT INTO scg_dt_cmp VALUES('0001','SCGCMP','SNOANTMEN120001','2014-12-31','---','-------------------------','6110800002702000001','SCGCMP','SNOANTMEN120001','D','PROVISION ANTIGUEDAD DE PRESTACIONES SOCIALES NOMINA MENSUAL DICIEMBRE 2014',13689,88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002</text:p>
          </table:table-cell>
          <table:table-cell table:style-name="ce6" office:value-type="float" office:value="32379.59">
            <text:p>32.379,59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120001','2014-12-31','---','-------------------------','6110800003002000001','SCGCMP','SNOANTMEN120001','D','PROVISION ANTIGUEDAD DE PRESTACIONES SOCIALES NOMINA MENSUAL DICIEMBRE 2014',32379,59,112);">
            <text:p>INSERT INTO scg_dt_cmp VALUES('0001','SCGCMP','SNOANTMEN120001','2014-12-31','---','-------------------------','6110800003002000001','SCGCMP','SNOANTMEN120001','D','PROVISION ANTIGUEDAD DE PRESTACIONES SOCIALES NOMINA MENSUAL DICIEMBRE 2014',32379,59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700</text:p>
          </table:table-cell>
          <table:table-cell table:style-name="ce6" office:value-type="float" office:value="60070.66">
            <text:p>60.070,66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120001','2014-12-31','---','-------------------------','6110800002700000001','SCGCMP','SNOANTMEN120001','D','PROVISION ANTIGUEDAD DE PRESTACIONES SOCIALES NOMINA MENSUAL DICIEMBRE 2014',60070,66,113);">
            <text:p>INSERT INTO scg_dt_cmp VALUES('0001','SCGCMP','SNOANTMEN120001','2014-12-31','---','-------------------------','6110800002700000001','SCGCMP','SNOANTMEN120001','D','PROVISION ANTIGUEDAD DE PRESTACIONES SOCIALES NOMINA MENSUAL DICIEMBRE 2014',60070,66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900</text:p>
          </table:table-cell>
          <table:table-cell table:style-name="ce6" office:value-type="float" office:value="11638.4">
            <text:p>11.638,40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120001','2014-12-31','---','-------------------------','6110800003900000001','SCGCMP','SNOANTMEN120001','D','PROVISION ANTIGUEDAD DE PRESTACIONES SOCIALES NOMINA MENSUAL DICIEMBRE 2014',11638,4,114);">
            <text:p>INSERT INTO scg_dt_cmp VALUES('0001','SCGCMP','SNOANTMEN120001','2014-12-31','---','-------------------------','6110800003900000001','SCGCMP','SNOANTMEN120001','D','PROVISION ANTIGUEDAD DE PRESTACIONES SOCIALES NOMINA MENSUAL DICIEMBRE 2014',11638,4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302</text:p>
          </table:table-cell>
          <table:table-cell table:style-name="ce6" office:value-type="float" office:value="4102.98">
            <text:p>4.102,98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120001','2014-12-31','---','-------------------------','6110800001302000001','SCGCMP','SNOANTMEN120001','D','PROVISION ANTIGUEDAD DE PRESTACIONES SOCIALES NOMINA MENSUAL DICIEMBRE 2014',4102,98,115);">
            <text:p>INSERT INTO scg_dt_cmp VALUES('0001','SCGCMP','SNOANTMEN120001','2014-12-31','---','-------------------------','6110800001302000001','SCGCMP','SNOANTMEN120001','D','PROVISION ANTIGUEDAD DE PRESTACIONES SOCIALES NOMINA MENSUAL DICIEMBRE 2014',4102,98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6881.73">
            <text:p>16.881,73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120001','2014-12-31','---','-------------------------','6110800003302000001','SCGCMP','SNOANTMEN120001','D','PROVISION ANTIGUEDAD DE PRESTACIONES SOCIALES NOMINA MENSUAL DICIEMBRE 2014',16881,73,116);">
            <text:p>INSERT INTO scg_dt_cmp VALUES('0001','SCGCMP','SNOANTMEN120001','2014-12-31','---','-------------------------','6110800003302000001','SCGCMP','SNOANTMEN120001','D','PROVISION ANTIGUEDAD DE PRESTACIONES SOCIALES NOMINA MENSUAL DICIEMBRE 2014',16881,73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900</text:p>
          </table:table-cell>
          <table:table-cell table:style-name="ce6" office:value-type="float" office:value="21250.42">
            <text:p>21.250,42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120001','2014-12-31','---','-------------------------','6110800002900000001','SCGCMP','SNOANTMEN120001','D','PROVISION ANTIGUEDAD DE PRESTACIONES SOCIALES NOMINA MENSUAL DICIEMBRE 2014',21250,42,117);">
            <text:p>INSERT INTO scg_dt_cmp VALUES('0001','SCGCMP','SNOANTMEN120001','2014-12-31','---','-------------------------','6110800002900000001','SCGCMP','SNOANTMEN120001','D','PROVISION ANTIGUEDAD DE PRESTACIONES SOCIALES NOMINA MENSUAL DICIEMBRE 2014',21250,42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508</text:p>
          </table:table-cell>
          <table:table-cell table:style-name="ce6" office:value-type="float" office:value="23261.28">
            <text:p>23.261,28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120001','2014-12-31','---','-------------------------','6110800004508000001','SCGCMP','SNOANTMEN120001','D','PROVISION ANTIGUEDAD DE PRESTACIONES SOCIALES NOMINA MENSUAL DICIEMBRE 2014',23261,28,118);">
            <text:p>INSERT INTO scg_dt_cmp VALUES('0001','SCGCMP','SNOANTMEN120001','2014-12-31','---','-------------------------','6110800004508000001','SCGCMP','SNOANTMEN120001','D','PROVISION ANTIGUEDAD DE PRESTACIONES SOCIALES NOMINA MENSUAL DICIEMBRE 2014',23261,28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301</text:p>
          </table:table-cell>
          <table:table-cell table:style-name="ce6" office:value-type="float" office:value="115754.57">
            <text:p>115.754,57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120001','2014-12-31','---','-------------------------','6110800002301000001','SCGCMP','SNOANTMEN120001','D','PROVISION ANTIGUEDAD DE PRESTACIONES SOCIALES NOMINA MENSUAL DICIEMBRE 2014',115754,57,119);">
            <text:p>INSERT INTO scg_dt_cmp VALUES('0001','SCGCMP','SNOANTMEN120001','2014-12-31','---','-------------------------','6110800002301000001','SCGCMP','SNOANTMEN120001','D','PROVISION ANTIGUEDAD DE PRESTACIONES SOCIALES NOMINA MENSUAL DICIEMBRE 2014',115754,57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4101</text:p>
          </table:table-cell>
          <table:table-cell table:style-name="ce6" office:value-type="float" office:value="39339.21">
            <text:p>39.339,21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120001','2014-12-31','---','-------------------------','6110800004101000001','SCGCMP','SNOANTMEN120001','D','PROVISION ANTIGUEDAD DE PRESTACIONES SOCIALES NOMINA MENSUAL DICIEMBRE 2014',39339,21,120);">
            <text:p>INSERT INTO scg_dt_cmp VALUES('0001','SCGCMP','SNOANTMEN120001','2014-12-31','---','-------------------------','6110800004101000001','SCGCMP','SNOANTMEN120001','D','PROVISION ANTIGUEDAD DE PRESTACIONES SOCIALES NOMINA MENSUAL DICIEMBRE 2014',39339,21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302</text:p>
          </table:table-cell>
          <table:table-cell table:style-name="ce6" office:value-type="float" office:value="33221.78">
            <text:p>33.221,78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120001','2014-12-31','---','-------------------------','6110800002302000001','SCGCMP','SNOANTMEN120001','D','PROVISION ANTIGUEDAD DE PRESTACIONES SOCIALES NOMINA MENSUAL DICIEMBRE 2014',33221,78,121);">
            <text:p>INSERT INTO scg_dt_cmp VALUES('0001','SCGCMP','SNOANTMEN120001','2014-12-31','---','-------------------------','6110800002302000001','SCGCMP','SNOANTMEN120001','D','PROVISION ANTIGUEDAD DE PRESTACIONES SOCIALES NOMINA MENSUAL DICIEMBRE 2014',33221,78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202</text:p>
          </table:table-cell>
          <table:table-cell table:style-name="ce6" office:value-type="float" office:value="15579.39">
            <text:p>15.579,39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120001','2014-12-31','---','-------------------------','6110800002202000001','SCGCMP','SNOANTMEN120001','D','PROVISION ANTIGUEDAD DE PRESTACIONES SOCIALES NOMINA MENSUAL DICIEMBRE 2014',15579,39,122);">
            <text:p>INSERT INTO scg_dt_cmp VALUES('0001','SCGCMP','SNOANTMEN120001','2014-12-31','---','-------------------------','6110800002202000001','SCGCMP','SNOANTMEN120001','D','PROVISION ANTIGUEDAD DE PRESTACIONES SOCIALES NOMINA MENSUAL DICIEMBRE 2014',15579,39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603</text:p>
          </table:table-cell>
          <table:table-cell table:style-name="ce6" office:value-type="float" office:value="16808.4">
            <text:p>16.808,40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120001','2014-12-31','---','-------------------------','6110800002603000001','SCGCMP','SNOANTMEN120001','D','PROVISION ANTIGUEDAD DE PRESTACIONES SOCIALES NOMINA MENSUAL DICIEMBRE 2014',16808,4,123);">
            <text:p>INSERT INTO scg_dt_cmp VALUES('0001','SCGCMP','SNOANTMEN120001','2014-12-31','---','-------------------------','6110800002603000001','SCGCMP','SNOANTMEN120001','D','PROVISION ANTIGUEDAD DE PRESTACIONES SOCIALES NOMINA MENSUAL DICIEMBRE 2014',16808,4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803</text:p>
          </table:table-cell>
          <table:table-cell table:style-name="ce6" office:value-type="float" office:value="23344.82">
            <text:p>23.344,82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120001','2014-12-31','---','-------------------------','6110800002803000001','SCGCMP','SNOANTMEN120001','D','PROVISION ANTIGUEDAD DE PRESTACIONES SOCIALES NOMINA MENSUAL DICIEMBRE 2014',23344,82,124);">
            <text:p>INSERT INTO scg_dt_cmp VALUES('0001','SCGCMP','SNOANTMEN120001','2014-12-31','---','-------------------------','6110800002803000001','SCGCMP','SNOANTMEN120001','D','PROVISION ANTIGUEDAD DE PRESTACIONES SOCIALES NOMINA MENSUAL DICIEMBRE 2014',23344,82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703</text:p>
          </table:table-cell>
          <table:table-cell table:style-name="ce6" office:value-type="float" office:value="5899.69">
            <text:p>5.899,69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120001','2014-12-31','---','-------------------------','6110800002703000001','SCGCMP','SNOANTMEN120001','D','PROVISION ANTIGUEDAD DE PRESTACIONES SOCIALES NOMINA MENSUAL DICIEMBRE 2014',5899,69,125);">
            <text:p>INSERT INTO scg_dt_cmp VALUES('0001','SCGCMP','SNOANTMEN120001','2014-12-31','---','-------------------------','6110800002703000001','SCGCMP','SNOANTMEN120001','D','PROVISION ANTIGUEDAD DE PRESTACIONES SOCIALES NOMINA MENSUAL DICIEMBRE 2014',5899,69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201</text:p>
          </table:table-cell>
          <table:table-cell table:style-name="ce6" office:value-type="float" office:value="11673.89">
            <text:p>11.673,89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120001','2014-12-31','---','-------------------------','6110800002201000001','SCGCMP','SNOANTMEN120001','D','PROVISION ANTIGUEDAD DE PRESTACIONES SOCIALES NOMINA MENSUAL DICIEMBRE 2014',11673,89,126);">
            <text:p>INSERT INTO scg_dt_cmp VALUES('0001','SCGCMP','SNOANTMEN120001','2014-12-31','---','-------------------------','6110800002201000001','SCGCMP','SNOANTMEN120001','D','PROVISION ANTIGUEDAD DE PRESTACIONES SOCIALES NOMINA MENSUAL DICIEMBRE 2014',11673,89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2403</text:p>
          </table:table-cell>
          <table:table-cell table:style-name="ce6" office:value-type="float" office:value="167339.31">
            <text:p>167.339,31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120001','2014-12-31','---','-------------------------','6110800002403000001','SCGCMP','SNOANTMEN120001','D','PROVISION ANTIGUEDAD DE PRESTACIONES SOCIALES NOMINA MENSUAL DICIEMBRE 2014',167339,31,127);">
            <text:p>INSERT INTO scg_dt_cmp VALUES('0001','SCGCMP','SNOANTMEN120001','2014-12-31','---','-------------------------','6110800002403000001','SCGCMP','SNOANTMEN120001','D','PROVISION ANTIGUEDAD DE PRESTACIONES SOCIALES NOMINA MENSUAL DICIEMBRE 2014',167339,31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3303</text:p>
          </table:table-cell>
          <table:table-cell table:style-name="ce6" office:value-type="float" office:value="41651.62">
            <text:p>41.651,62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120001','2014-12-31','---','-------------------------','6110800003303000001','SCGCMP','SNOANTMEN120001','D','PROVISION ANTIGUEDAD DE PRESTACIONES SOCIALES NOMINA MENSUAL DICIEMBRE 2014',41651,62,128);">
            <text:p>INSERT INTO scg_dt_cmp VALUES('0001','SCGCMP','SNOANTMEN120001','2014-12-31','---','-------------------------','6110800003303000001','SCGCMP','SNOANTMEN120001','D','PROVISION ANTIGUEDAD DE PRESTACIONES SOCIALES NOMINA MENSUAL DICIEMBRE 2014',41651,62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4" office:value-type="string">
            <text:p>1303</text:p>
          </table:table-cell>
          <table:table-cell table:style-name="ce6" office:value-type="float" office:value="35731.93">
            <text:p>35.731,93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120001','2014-12-31','---','-------------------------','6110800001303000001','SCGCMP','SNOANTMEN120001','D','PROVISION ANTIGUEDAD DE PRESTACIONES SOCIALES NOMINA MENSUAL DICIEMBRE 2014',35731,93,129);">
            <text:p>INSERT INTO scg_dt_cmp VALUES('0001','SCGCMP','SNOANTMEN120001','2014-12-31','---','-------------------------','6110800001303000001','SCGCMP','SNOANTMEN120001','D','PROVISION ANTIGUEDAD DE PRESTACIONES SOCIALES NOMINA MENSUAL DICIEMBRE 2014',35731,93,129);</text:p>
          </table:table-cell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120001</text:p>
          </table:table-cell>
          <table:table-cell table:style-name="ce3" office:value-type="string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3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3]" office:value-type="string" office:string-value="SNOANTMEN120001">
            <text:p>SNOANTMEN12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DICIEMBRE 2014</text:p>
          </table:table-cell>
          <table:table-cell table:style-name="ce3" office:value-type="string">
            <text:p>1201</text:p>
          </table:table-cell>
          <table:table-cell office:value-type="float" office:value="36297.03">
            <text:p>36297,03</text:p>
          </table:table-cell>
          <table:table-cell office:value-type="string">
            <text:p>130</text:p>
          </table:table-cell>
          <table:table-cell table:style-name="ce2" table:formula="of:=CONCATENATE(&quot;INSERT INTO scg_dt_cmp VALUES('&quot;;[.A133];&quot;','&quot;;[.B133];&quot;','&quot;;[.C133];&quot;','&quot;;[.D133];&quot;','&quot;;[.E133];&quot;','&quot;;[.F133];&quot;','&quot;;[.G133];&quot;','&quot;;[.H133];&quot;','&quot;;[.I133];&quot;','&quot;;[.J133];&quot;','&quot;;[.K133];&quot;',&quot;;[.M133];&quot;,&quot;;[.N133];&quot;);&quot;)" office:value-type="string" office:string-value="INSERT INTO scg_dt_cmp VALUES('0001','SCGCMP','SNOANTMEN120001','2014-12-31','---','-------------------------','6110800001201000001','SCGCMP','SNOANTMEN120001','D','PROVISION ANTIGUEDAD DE PRESTACIONES SOCIALES NOMINA MENSUAL DICIEMBRE 2014',36297,03,130);">
            <text:p>INSERT INTO scg_dt_cmp VALUES('0001','SCGCMP','SNOANTMEN120001','2014-12-31','---','-------------------------','6110800001201000001','SCGCMP','SNOANTMEN120001','D','PROVISION ANTIGUEDAD DE PRESTACIONES SOCIALES NOMINA MENSUAL DICIEMBRE 2014',36297,03,130);</text:p>
          </table:table-cell>
        </table:table-row>
        <table:table-row table:style-name="ro1" table:number-rows-repeated="10484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120001">
            <text:p>SNOANTMEN120001</text:p>
          </table:table-cell>
          <table:table-cell table:formula="of:=[Hoja1.D3]" office:value-type="string" office:string-value="2014-12-31">
            <text:p>2014-12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DICIEMBRE 2014">
            <text:p>PROVISION ANTIGUEDAD DE PRESTACIONES SOCIALES NOMINA MENSUAL DICIEM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4790018.21">
            <text:p>4.790.018,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120001','2014-12-31','---','-------------------------','PROVISION ANTIGUEDAD DE PRESTACIONES SOCIALES NOMINA MENSUAL DICIEMBRE 2014',1,'-','----------','----------',4790018,21,0,0,0,'--','SIGESP');">
            <text:p>INSERT INTO sigesp_cmp VALUES('0001','SCGCMP','SNOANTMEN120001','2014-12-31','---','-------------------------','PROVISION ANTIGUEDAD DE PRESTACIONES SOCIALES NOMINA MENSUAL DICIEMBRE 2014',1,'-','----------','----------',4790018,21,0,0,0,'--','SIGESP');</text:p>
          </table:table-cell>
        </table:table-row>
        <table:table-row table:style-name="ro1" table:number-rows-repeated="104857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07:57</dc:date>
    <dc:creator>Sistema </dc:creator>
    <meta:editing-duration>PT2H31M24S</meta:editing-duration>
    <meta:editing-cycles>26</meta:editing-cycles>
    <meta:generator>LibreOffice/3.5$Linux_X86_64 LibreOffice_project/350m1$Build-2</meta:generator>
    <meta:document-statistic meta:table-count="2" meta:cell-count="2018" meta:object-count="0"/>
  </office:meta>
</office:document-meta>
</file>